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311493.2409067" calcext:value-type="float">
            <text:p><text:s/>43,311,493 <text:s/></text:p>
          </table:table-cell>
          <table:table-cell table:style-name="ce50" office:value-type="float" office:value="4495369" calcext:value-type="float">
            <text:p><text:s/>4,495,369 <text:s/></text:p>
          </table:table-cell>
          <table:table-cell table:style-name="ce50" office:value-type="float" office:value="54052287.952" calcext:value-type="float">
            <text:p><text:s/>54,052,288 <text:s/></text:p>
          </table:table-cell>
          <table:table-cell table:style-name="ce50" office:value-type="float" office:value="398799" calcext:value-type="float">
            <text:p><text:s/>398,799 <text:s/></text:p>
          </table:table-cell>
          <table:table-cell table:style-name="ce50" office:value-type="float" office:value="6459641" calcext:value-type="float">
            <text:p><text:s/>6,459,6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6507" calcext:value-type="float">
            <text:p><text:s/>556,5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950.84444444445" calcext:value-type="float">
            <text:p><text:s/>8,9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16" calcext:value-type="float">
            <text:p><text:s/>7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82" calcext:value-type="float">
            <text:p><text:s/>10,7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0341.130790763" calcext:value-type="float">
            <text:p><text:s/>120,341 <text:s/></text:p>
          </table:table-cell>
          <table:table-cell table:style-name="ce50" office:value-type="float" office:value="-117223" calcext:value-type="float">
            <text:p><text:s/>-117,223 <text:s/></text:p>
          </table:table-cell>
          <table:table-cell table:style-name="ce50" office:value-type="float" office:value="-4393.60360391355" calcext:value-type="float">
            <text:p><text:s/>-4,394 <text:s/></text:p>
          </table:table-cell>
          <table:table-cell table:style-name="ce50" office:value-type="float" office:value="5123" calcext:value-type="float">
            <text:p><text:s/>5,123 <text:s/></text:p>
          </table:table-cell>
          <table:table-cell table:style-name="ce50" office:value-type="float" office:value="272178.603603913" calcext:value-type="float">
            <text:p><text:s/>272,1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266" calcext:value-type="float">
            <text:p><text:s/>62,26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182201.2656715" calcext:value-type="float">
            <text:p><text:s/>43,182,201 <text:s/></text:p>
          </table:table-cell>
          <table:table-cell table:style-name="ce51" office:value-type="float" office:value="4612592" calcext:value-type="float">
            <text:p><text:s/>4,612,592 <text:s/></text:p>
          </table:table-cell>
          <table:table-cell table:style-name="ce51" office:value-type="float" office:value="54056681.5556039" calcext:value-type="float">
            <text:p><text:s/>54,056,682 <text:s/></text:p>
          </table:table-cell>
          <table:table-cell table:style-name="ce51" office:value-type="float" office:value="392960" calcext:value-type="float">
            <text:p><text:s/>392,960 <text:s/></text:p>
          </table:table-cell>
          <table:table-cell table:style-name="ce51" office:value-type="float" office:value="6187462.39639609" calcext:value-type="float">
            <text:p><text:s/>6,187,46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83459" calcext:value-type="float">
            <text:p><text:s/>483,45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47440.717616773" calcext:value-type="float">
            <text:p><text:s/>447,441 <text:s/></text:p>
          </table:table-cell>
          <table:table-cell table:style-name="ce51" office:value-type="float" office:value="-95570" calcext:value-type="float">
            <text:p><text:s/>-95,570 <text:s/></text:p>
          </table:table-cell>
          <table:table-cell table:style-name="ce51" office:value-type="float" office:value="791739.546288699" calcext:value-type="float">
            <text:p><text:s/>791,740 <text:s/></text:p>
          </table:table-cell>
          <table:table-cell table:style-name="ce51" office:value-type="float" office:value="-5061" calcext:value-type="float">
            <text:p><text:s/>-5,061 <text:s/></text:p>
          </table:table-cell>
          <table:table-cell table:style-name="ce51" office:value-type="float" office:value="-282532.737288698" calcext:value-type="float">
            <text:p><text:s/>-282,53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97143" calcext:value-type="float">
            <text:p><text:s/>97,14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780961.6439108" calcext:value-type="float">
            <text:p><text:s/>40,780,962 <text:s/></text:p>
          </table:table-cell>
          <table:table-cell table:style-name="ce50" office:value-type="float" office:value="4708162" calcext:value-type="float">
            <text:p><text:s/>4,708,162 <text:s/></text:p>
          </table:table-cell>
          <table:table-cell table:style-name="ce50" office:value-type="float" office:value="45997912.4587732" calcext:value-type="float">
            <text:p><text:s/>45,997,9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69995.13368479" calcext:value-type="float">
            <text:p><text:s/>6,469,9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00420" calcext:value-type="float">
            <text:p><text:s/>3,800,4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72845.57777778" calcext:value-type="float">
            <text:p><text:s/>4,372,846 <text:s/></text:p>
          </table:table-cell>
          <table:table-cell table:style-name="ce50" office:value-type="float" office:value="4708162" calcext:value-type="float">
            <text:p><text:s/>4,708,162 <text:s/></text:p>
          </table:table-cell>
          <table:table-cell table:style-name="ce50" office:value-type="float" office:value="929926" calcext:value-type="float">
            <text:p><text:s/>929,9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052541.17222222" calcext:value-type="float">
            <text:p><text:s/>4,052,5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45085" calcext:value-type="float">
            <text:p><text:s/>1,445,0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00420" calcext:value-type="float">
            <text:p><text:s/>3,800,4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484847.0547836" calcext:value-type="float">
            <text:p><text:s/>22,484,8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18536.8663152" calcext:value-type="float">
            <text:p><text:s/>30,218,5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46523.13368479" calcext:value-type="float">
            <text:p><text:s/>6,146,5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14543.893333333" calcext:value-type="float">
            <text:p><text:s/>714,5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7713" calcext:value-type="float">
            <text:p><text:s/>1,057,7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156183.94579386" calcext:value-type="float">
            <text:p><text:s/>9,156,1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346651.592458" calcext:value-type="float">
            <text:p><text:s/>12,346,65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3472" calcext:value-type="float">
            <text:p><text:s/>323,47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781047.48666667" calcext:value-type="float">
            <text:p><text:s/>5,781,0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41409" calcext:value-type="float">
            <text:p><text:s/>4,241,4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781047.48666667" calcext:value-type="float">
            <text:p><text:s/>5,781,0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41409" calcext:value-type="float">
            <text:p><text:s/>4,241,4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0767.584333333" calcext:value-type="float">
            <text:p><text:s/>920,76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3676.055666667" calcext:value-type="float">
            <text:p><text:s/>443,67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77091.528666667" calcext:value-type="float">
            <text:p><text:s/>477,0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8415.1325555556" calcext:value-type="float">
            <text:p><text:s/>18,41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2232" calcext:value-type="float">
            <text:p><text:s/>22,23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795663.67392169" calcext:value-type="float">
            <text:p><text:s/>6,795,66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267029.55054198" calcext:value-type="float">
            <text:p><text:s/>7,267,030 <text:s/></text:p>
          </table:table-cell>
          <table:table-cell table:style-name="ce52" office:value-type="float" office:value="398021" calcext:value-type="float">
            <text:p><text:s/>398,02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05073" calcext:value-type="float">
            <text:p><text:s/>805,07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399057.52947725" calcext:value-type="float">
            <text:p><text:s/>6,399,05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267029.55054198" calcext:value-type="float">
            <text:p><text:s/>7,267,030 <text:s/></text:p>
          </table:table-cell>
          <table:table-cell table:style-name="ce52" office:value-type="float" office:value="110658" calcext:value-type="float">
            <text:p><text:s/>110,658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86619" calcext:value-type="float">
            <text:p><text:s/>586,61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399057.52947725" calcext:value-type="float">
            <text:p><text:s/>6,399,0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67029.55054198" calcext:value-type="float">
            <text:p><text:s/>7,267,030 <text:s/></text:p>
          </table:table-cell>
          <table:table-cell table:style-name="ce50" office:value-type="float" office:value="110658" calcext:value-type="float">
            <text:p><text:s/>110,6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19" calcext:value-type="float">
            <text:p><text:s/>586,6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1181.9177445088" calcext:value-type="float">
            <text:p><text:s/>71,1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367.97034549" calcext:value-type="float">
            <text:p><text:s/>105,3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55278.775763943" calcext:value-type="float">
            <text:p><text:s/>355,2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5906.08254531" calcext:value-type="float">
            <text:p><text:s/>525,9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77734.99767391" calcext:value-type="float">
            <text:p><text:s/>2,477,7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67699.83208309" calcext:value-type="float">
            <text:p><text:s/>3,667,7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740592.22682764" calcext:value-type="float">
            <text:p><text:s/>1,740,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6534.54629091" calcext:value-type="float">
            <text:p><text:s/>2,576,5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877.3921047072" calcext:value-type="float">
            <text:p>( 3,87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739.56068131" calcext:value-type="float">
            <text:p>( 5,74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736714.83472293" calcext:value-type="float">
            <text:p>( 1,736,71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570794.9856096" calcext:value-type="float">
            <text:p>( 2,570,79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43197.067715252" calcext:value-type="float">
            <text:p><text:s/>543,1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4074.60681534" calcext:value-type="float">
            <text:p><text:s/>804,0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92704.710277687" calcext:value-type="float">
            <text:p><text:s/>192,7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5253.68297684" calcext:value-type="float">
            <text:p><text:s/>285,2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40.99285333333" calcext:value-type="float">
            <text:p><text:s/>1,24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36.996" calcext:value-type="float">
            <text:p><text:s/>1,83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828.906666666667" calcext:value-type="float">
            <text:p><text:s/>82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227" calcext:value-type="float">
            <text:p><text:s/>1,22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26124.81002667" calcext:value-type="float">
            <text:p><text:s/>1,826,1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3145.278" calcext:value-type="float">
            <text:p><text:s/>2,703,1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79289.08231111" calcext:value-type="float">
            <text:p><text:s/>1,679,2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5789.76" calcext:value-type="float">
            <text:p><text:s/>2,485,7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46835.727715556" calcext:value-type="float">
            <text:p><text:s/>146,8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355.518" calcext:value-type="float">
            <text:p><text:s/>217,3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503459.09760889" calcext:value-type="float">
            <text:p><text:s/>1,503,4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255.556" calcext:value-type="float">
            <text:p><text:s/>20,256 <text:s/></text:p>
          </table:table-cell>
          <table:table-cell table:style-name="ce50" office:value-type="float" office:value="110658" calcext:value-type="float">
            <text:p><text:s/>110,6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19" calcext:value-type="float">
            <text:p><text:s/>586,6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500641.11488889" calcext:value-type="float">
            <text:p><text:s/>1,500,6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84.2" calcext:value-type="float">
            <text:p><text:s/>16,084 <text:s/></text:p>
          </table:table-cell>
          <table:table-cell table:style-name="ce50" office:value-type="float" office:value="110658" calcext:value-type="float">
            <text:p><text:s/>110,6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19" calcext:value-type="float">
            <text:p><text:s/>586,6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817.98272" calcext:value-type="float">
            <text:p><text:s/>2,8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71.356" calcext:value-type="float">
            <text:p><text:s/>4,1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4449.023992665" calcext:value-type="float">
            <text:p><text:s/>164,4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427.83156809" calcext:value-type="float">
            <text:p><text:s/>243,4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96606.144444444" calcext:value-type="float">
            <text:p><text:s/>396,6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363" calcext:value-type="float">
            <text:p><text:s/>287,3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454" calcext:value-type="float">
            <text:p><text:s/>218,4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96606.144444444" calcext:value-type="float">
            <text:p><text:s/>396,6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363" calcext:value-type="float">
            <text:p><text:s/>287,3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454" calcext:value-type="float">
            <text:p><text:s/>218,4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8539704.03421" calcext:value-type="float">
            <text:p><text:s/>128,539,70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1439867.597499" calcext:value-type="float">
            <text:p><text:s/>111,439,8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7099836.4367114" calcext:value-type="float">
            <text:p><text:s/>17,099,83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3000356.493" calcext:value-type="float">
            <text:p><text:s/>93,000,35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9135600.0562886" calcext:value-type="float">
            <text:p><text:s/>79,135,60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864756.4367115" calcext:value-type="float">
            <text:p><text:s/>13,864,75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218085.563902" calcext:value-type="float">
            <text:p><text:s/>2,218,0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18085.563902" calcext:value-type="float">
            <text:p><text:s/>2,218,08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3321261.977308" calcext:value-type="float">
            <text:p><text:s/>33,321,2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0086181.977308" calcext:value-type="float">
            <text:p><text:s/>30,086,18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35080" calcext:value-type="float">
            <text:p><text:s/>3,235,08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1602580.906843" calcext:value-type="float">
            <text:p><text:s/>21,602,5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781499.906843" calcext:value-type="float">
            <text:p><text:s/>20,781,50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21081" calcext:value-type="float">
            <text:p><text:s/>821,08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1602580.906843" calcext:value-type="float">
            <text:p><text:s/>21,602,58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781499.906843" calcext:value-type="float">
            <text:p><text:s/>20,781,50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21081" calcext:value-type="float">
            <text:p><text:s/>821,08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66875.2892275003" calcext:value-type="float">
            <text:p><text:s/>66,875 <text:s/></text:p>
          </table:table-cell>
          <table:table-cell table:style-name="ce49" office:value-type="float" office:value="17778" calcext:value-type="float">
            <text:p><text:s/>17,778 <text:s/></text:p>
          </table:table-cell>
          <table:table-cell table:style-name="ce49" office:value-type="float" office:value="49097.2892275003" calcext:value-type="float">
            <text:p><text:s/>49,097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399640.4391958" calcext:value-type="float">
            <text:p><text:s/>75,399,640 <text:s/></text:p>
          </table:table-cell>
          <table:table-cell table:style-name="ce50" office:value-type="float" office:value="57473344" calcext:value-type="float">
            <text:p><text:s/>57,473,3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4736.705" calcext:value-type="float">
            <text:p><text:s/>254,7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7714.118" calcext:value-type="float">
            <text:p><text:s/>1,967,7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87653.083037" calcext:value-type="float">
            <text:p><text:s/>19,487,6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9721.386" calcext:value-type="float">
            <text:p><text:s/>549,7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1015.2" calcext:value-type="float">
            <text:p><text:s/>2,401,01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6433.77777778" calcext:value-type="float">
            <text:p><text:s/>2,336,4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7741.737157778" calcext:value-type="float">
            <text:p><text:s/>327,742 <text:s/></text:p>
          </table:table-cell>
          <table:table-cell table:style-name="ce50" office:value-type="float" office:value="593982" calcext:value-type="float">
            <text:p><text:s/>593,98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21.596" calcext:value-type="float">
            <text:p><text:s/>2,22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0913671.9304507" calcext:value-type="float">
            <text:p><text:s/>50,913,672 <text:s/></text:p>
          </table:table-cell>
          <table:table-cell table:style-name="ce51" office:value-type="float" office:value="56897140" calcext:value-type="float">
            <text:p><text:s/>56,897,140 <text:s/></text:p>
          </table:table-cell>
          <table:table-cell table:style-name="ce51" office:value-type="float" office:value="49097.2892275003" calcext:value-type="float">
            <text:p><text:s/>49,097 <text:s/></text:p>
          </table:table-cell>
          <table:table-cell table:style-name="ce51" office:value-type="float" office:value="254736.705" calcext:value-type="float">
            <text:p><text:s/>254,73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415771.136" calcext:value-type="float">
            <text:p><text:s/>1,415,7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84507.48773556" calcext:value-type="float">
            <text:p><text:s/>7,784,5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866.012" calcext:value-type="float">
            <text:p><text:s/>139,86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848326.094170555" calcext:value-type="float">
            <text:p><text:s/>-848,326 <text:s/></text:p>
          </table:table-cell>
          <table:table-cell table:style-name="ce51" office:value-type="float" office:value="-679820" calcext:value-type="float">
            <text:p><text:s/>-679,82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746.343" calcext:value-type="float">
            <text:p><text:s/>12,7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26840" calcext:value-type="float">
            <text:p><text:s/>226,840 <text:s/></text:p>
          </table:table-cell>
          <table:table-cell table:style-name="ce50" office:value-type="float" office:value="4733390" calcext:value-type="float">
            <text:p><text:s/>4,733,390 <text:s/></text:p>
          </table:table-cell>
          <table:table-cell table:style-name="ce50" office:value-type="float" office:value="479400" calcext:value-type="float">
            <text:p><text:s/>479,400 <text:s/></text:p>
          </table:table-cell>
          <table:table-cell table:style-name="ce50" office:value-type="float" office:value="62199231.0103762" calcext:value-type="float">
            <text:p><text:s/>62,199,231 <text:s/></text:p>
          </table:table-cell>
          <table:table-cell table:style-name="ce50" office:value-type="float" office:value="57576960" calcext:value-type="float">
            <text:p><text:s/>57,576,960 <text:s/></text:p>
          </table:table-cell>
          <table:table-cell table:style-name="ce50" office:value-type="float" office:value="49097.2892275003" calcext:value-type="float">
            <text:p><text:s/>49,097 <text:s/></text:p>
          </table:table-cell>
          <table:table-cell table:style-name="ce50" office:value-type="float" office:value="254736.705" calcext:value-type="float">
            <text:p><text:s/>254,737 <text:s/></text:p>
          </table:table-cell>
          <table:table-cell table:style-name="ce50" office:value-type="float" office:value="26448.18430555" calcext:value-type="float">
            <text:p><text:s/>26,4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880793.9942275" calcext:value-type="float">
            <text:p><text:s/>57,880,794 <text:s/></text:p>
          </table:table-cell>
          <table:table-cell table:style-name="ce50" office:value-type="float" office:value="57576960" calcext:value-type="float">
            <text:p><text:s/>57,576,960 <text:s/></text:p>
          </table:table-cell>
          <table:table-cell table:style-name="ce50" office:value-type="float" office:value="49097.2892275003" calcext:value-type="float">
            <text:p><text:s/>49,097 <text:s/></text:p>
          </table:table-cell>
          <table:table-cell table:style-name="ce50" office:value-type="float" office:value="254736.705" calcext:value-type="float">
            <text:p><text:s/>254,7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14424.53333333" calcext:value-type="float">
            <text:p><text:s/>3,114,4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56" calcext:value-type="float">
            <text:p><text:s/>8,6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26840" calcext:value-type="float">
            <text:p><text:s/>226,840 <text:s/></text:p>
          </table:table-cell>
          <table:table-cell table:style-name="ce51" office:value-type="float" office:value="4733390" calcext:value-type="float">
            <text:p><text:s/>4,733,390 <text:s/></text:p>
          </table:table-cell>
          <table:table-cell table:style-name="ce51" office:value-type="float" office:value="479400" calcext:value-type="float">
            <text:p><text:s/>479,400 <text:s/></text:p>
          </table:table-cell>
          <table:table-cell table:style-name="ce51" office:value-type="float" office:value="1195356.48281531" calcext:value-type="float">
            <text:p><text:s/>1,195,35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6448.18430555" calcext:value-type="float">
            <text:p><text:s/>26,44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20300" calcext:value-type="float">
            <text:p><text:s/>2,020,300 <text:s/></text:p>
          </table:table-cell>
          <table:table-cell table:style-name="ce50" office:value-type="float" office:value="15349202" calcext:value-type="float">
            <text:p><text:s/>15,349,202 <text:s/></text:p>
          </table:table-cell>
          <table:table-cell table:style-name="ce50" office:value-type="float" office:value="1031554" calcext:value-type="float">
            <text:p><text:s/>1,031,554 <text:s/></text:p>
          </table:table-cell>
          <table:table-cell table:style-name="ce50" office:value-type="float" office:value="65608152.310548" calcext:value-type="float">
            <text:p><text:s/>65,608,1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79803.438" calcext:value-type="float">
            <text:p><text:s/>1,679,803 <text:s/></text:p>
          </table:table-cell>
          <table:table-cell table:style-name="ce50" office:value-type="float" office:value="3068923.986" calcext:value-type="float">
            <text:p><text:s/>3,068,9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20300" calcext:value-type="float">
            <text:p><text:s/>2,020,300 <text:s/></text:p>
          </table:table-cell>
          <table:table-cell table:style-name="ce50" office:value-type="float" office:value="15349202" calcext:value-type="float">
            <text:p><text:s/>15,349,202 <text:s/></text:p>
          </table:table-cell>
          <table:table-cell table:style-name="ce50" office:value-type="float" office:value="1031554" calcext:value-type="float">
            <text:p><text:s/>1,031,554 <text:s/></text:p>
          </table:table-cell>
          <table:table-cell table:style-name="ce50" office:value-type="float" office:value="59117080.2677053" calcext:value-type="float">
            <text:p><text:s/>59,117,0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79803.438" calcext:value-type="float">
            <text:p><text:s/>1,679,803 <text:s/></text:p>
          </table:table-cell>
          <table:table-cell table:style-name="ce50" office:value-type="float" office:value="2455633.73165426" calcext:value-type="float">
            <text:p><text:s/>2,455,6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491072.04284267" calcext:value-type="float">
            <text:p><text:s/>6,491,07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13290.254345742" calcext:value-type="float">
            <text:p><text:s/>613,2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9745" calcext:value-type="float">
            <text:p><text:s/>359,745 <text:s/></text:p>
          </table:table-cell>
          <table:table-cell table:style-name="ce50" office:value-type="float" office:value="8011530" calcext:value-type="float">
            <text:p><text:s/>8,011,530 <text:s/></text:p>
          </table:table-cell>
          <table:table-cell table:style-name="ce50" office:value-type="float" office:value="294821" calcext:value-type="float">
            <text:p><text:s/>294,821 <text:s/></text:p>
          </table:table-cell>
          <table:table-cell table:style-name="ce50" office:value-type="float" office:value="3204451.54792289" calcext:value-type="float">
            <text:p><text:s/>3,204,4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2974.46806746" calcext:value-type="float">
            <text:p><text:s/>1,652,974 <text:s/></text:p>
          </table:table-cell>
          <table:table-cell table:style-name="ce50" office:value-type="float" office:value="276226.92" calcext:value-type="float">
            <text:p><text:s/>276,2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2.8" calcext:value-type="float">
            <text:p><text:s/>1,6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76698" calcext:value-type="float">
            <text:p><text:s/>276,698 <text:s/></text:p>
          </table:table-cell>
          <table:table-cell table:style-name="ce50" office:value-type="float" office:value="2934276" calcext:value-type="float">
            <text:p><text:s/>2,934,276 <text:s/></text:p>
          </table:table-cell>
          <table:table-cell table:style-name="ce50" office:value-type="float" office:value="294821" calcext:value-type="float">
            <text:p><text:s/>294,821 <text:s/></text:p>
          </table:table-cell>
          <table:table-cell table:style-name="ce50" office:value-type="float" office:value="18041.0666666667" calcext:value-type="float">
            <text:p><text:s/>18,0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83047" calcext:value-type="float">
            <text:p><text:s/>83,047 <text:s/></text:p>
          </table:table-cell>
          <table:table-cell table:style-name="ce50" office:value-type="float" office:value="5077254" calcext:value-type="float">
            <text:p><text:s/>5,077,2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0" calcext:value-type="float">
            <text:p><text:s/>1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80005.00717622" calcext:value-type="float">
            <text:p><text:s/>3,180,0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2974.46806746" calcext:value-type="float">
            <text:p><text:s/>1,652,974 <text:s/></text:p>
          </table:table-cell>
          <table:table-cell table:style-name="ce50" office:value-type="float" office:value="272765.448" calcext:value-type="float">
            <text:p><text:s/>272,7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5.73333333333" calcext:value-type="float">
            <text:p><text:s/>2,0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576.94074666667" calcext:value-type="float">
            <text:p><text:s/>2,57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461.472" calcext:value-type="float">
            <text:p><text:s/>3,46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0520" calcext:value-type="float">
            <text:p><text:s/>10,520 <text:s/></text:p>
          </table:table-cell>
          <table:table-cell table:style-name="ce52" office:value-type="float" office:value="1037" calcext:value-type="float">
            <text:p><text:s/>1,03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433715" calcext:value-type="float">
            <text:p><text:s/>1,433,715 <text:s/></text:p>
          </table:table-cell>
          <table:table-cell table:style-name="ce52" office:value-type="float" office:value="2593762" calcext:value-type="float">
            <text:p><text:s/>2,593,762 <text:s/></text:p>
          </table:table-cell>
          <table:table-cell table:style-name="ce52" office:value-type="float" office:value="256296" calcext:value-type="float">
            <text:p><text:s/>256,296 <text:s/></text:p>
          </table:table-cell>
          <table:table-cell table:style-name="ce52" office:value-type="float" office:value="44181960.2891347" calcext:value-type="float">
            <text:p><text:s/>44,181,96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80.78562699" calcext:value-type="float">
            <text:p><text:s/>381 <text:s/></text:p>
          </table:table-cell>
          <table:table-cell table:style-name="ce52" office:value-type="float" office:value="4055855.847" calcext:value-type="float">
            <text:p><text:s/>4,055,85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433715" calcext:value-type="float">
            <text:p><text:s/>1,433,715 <text:s/></text:p>
          </table:table-cell>
          <table:table-cell table:style-name="ce52" office:value-type="float" office:value="2593762" calcext:value-type="float">
            <text:p><text:s/>2,593,762 <text:s/></text:p>
          </table:table-cell>
          <table:table-cell table:style-name="ce52" office:value-type="float" office:value="256296" calcext:value-type="float">
            <text:p><text:s/>256,296 <text:s/></text:p>
          </table:table-cell>
          <table:table-cell table:style-name="ce52" office:value-type="float" office:value="22213237.035817" calcext:value-type="float">
            <text:p><text:s/>22,213,23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80.78562699" calcext:value-type="float">
            <text:p><text:s/>381 <text:s/></text:p>
          </table:table-cell>
          <table:table-cell table:style-name="ce52" office:value-type="float" office:value="3132539.097" calcext:value-type="float">
            <text:p><text:s/>3,132,5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33715" calcext:value-type="float">
            <text:p><text:s/>1,433,715 <text:s/></text:p>
          </table:table-cell>
          <table:table-cell table:style-name="ce50" office:value-type="float" office:value="2593762" calcext:value-type="float">
            <text:p><text:s/>2,593,762 <text:s/></text:p>
          </table:table-cell>
          <table:table-cell table:style-name="ce50" office:value-type="float" office:value="256296" calcext:value-type="float">
            <text:p><text:s/>256,296 <text:s/></text:p>
          </table:table-cell>
          <table:table-cell table:style-name="ce50" office:value-type="float" office:value="5925912.85695647" calcext:value-type="float">
            <text:p><text:s/>5,925,9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0.78562699" calcext:value-type="float">
            <text:p><text:s/>381 <text:s/></text:p>
          </table:table-cell>
          <table:table-cell table:style-name="ce50" office:value-type="float" office:value="1013889.51" calcext:value-type="float">
            <text:p><text:s/>1,013,8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019.5616866667" calcext:value-type="float">
            <text:p><text:s/>44,0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10.468" calcext:value-type="float">
            <text:p><text:s/>4,4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8956.197434053" calcext:value-type="float">
            <text:p><text:s/>358,9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89.85" calcext:value-type="float">
            <text:p><text:s/>10,5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5857.083872172" calcext:value-type="float">
            <text:p><text:s/>875,8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85.216" calcext:value-type="float">
            <text:p><text:s/>2,3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508.0475833333" calcext:value-type="float">
            <text:p><text:s/>31,5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35.95" calcext:value-type="float">
            <text:p><text:s/>4,1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96.31601333333" calcext:value-type="float">
            <text:p><text:s/>6,6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2.712" calcext:value-type="float">
            <text:p><text:s/>1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4269.237135233" calcext:value-type="float">
            <text:p><text:s/>324,2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81.43" calcext:value-type="float">
            <text:p><text:s/>3,8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63.88237" calcext:value-type="float">
            <text:p><text:s/>8,0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91.958" calcext:value-type="float">
            <text:p><text:s/>7,6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7073.54696213" calcext:value-type="float">
            <text:p><text:s/>2,137,0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0.78562699" calcext:value-type="float">
            <text:p><text:s/>381 <text:s/></text:p>
          </table:table-cell>
          <table:table-cell table:style-name="ce50" office:value-type="float" office:value="617438.25" calcext:value-type="float">
            <text:p><text:s/>617,4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2416.12541092" calcext:value-type="float">
            <text:p><text:s/>1,432,4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4252.028" calcext:value-type="float">
            <text:p><text:s/>134,2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45487.62725026" calcext:value-type="float">
            <text:p>( 1,145,48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34252.028" calcext:value-type="float">
            <text:p>( 134,25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81966.364827324" calcext:value-type="float">
            <text:p>( 281,96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962.13333333333" calcext:value-type="float">
            <text:p>( 4,96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937.432819605" calcext:value-type="float">
            <text:p><text:s/>229,9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0.78562699" calcext:value-type="float">
            <text:p><text:s/>3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596.3684016071" calcext:value-type="float">
            <text:p><text:s/>68,5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06123.62033" calcext:value-type="float">
            <text:p><text:s/>406,12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83186.222" calcext:value-type="float">
            <text:p><text:s/>483,1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088.671017778" calcext:value-type="float">
            <text:p><text:s/>247,0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75.816" calcext:value-type="float">
            <text:p><text:s/>5,4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588.2102433333" calcext:value-type="float">
            <text:p><text:s/>73,5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23.194" calcext:value-type="float">
            <text:p><text:s/>4,42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2715.5786666667" calcext:value-type="float">
            <text:p><text:s/>92,71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180.8" calcext:value-type="float">
            <text:p><text:s/>10,1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6731.8926" calcext:value-type="float">
            <text:p><text:s/>436,7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596.84" calcext:value-type="float">
            <text:p><text:s/>31,5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023.1677733333" calcext:value-type="float">
            <text:p><text:s/>77,0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9.896" calcext:value-type="float">
            <text:p><text:s/>1,0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9708.724826667" calcext:value-type="float">
            <text:p><text:s/>359,7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556.944" calcext:value-type="float">
            <text:p><text:s/>30,5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826.2003866667" calcext:value-type="float">
            <text:p>( 13,82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791.048" calcext:value-type="float">
            <text:p>( 16,791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6446.1241733333" calcext:value-type="float">
            <text:p>( 26,44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439.656" calcext:value-type="float">
            <text:p>( 3,44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33715" calcext:value-type="float">
            <text:p><text:s/>1,433,715 <text:s/></text:p>
          </table:table-cell>
          <table:table-cell table:style-name="ce50" office:value-type="float" office:value="2593762" calcext:value-type="float">
            <text:p><text:s/>2,593,762 <text:s/></text:p>
          </table:table-cell>
          <table:table-cell table:style-name="ce50" office:value-type="float" office:value="256296" calcext:value-type="float">
            <text:p><text:s/>256,296 <text:s/></text:p>
          </table:table-cell>
          <table:table-cell table:style-name="ce50" office:value-type="float" office:value="706978.153606667" calcext:value-type="float">
            <text:p><text:s/>706,9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215.796" calcext:value-type="float">
            <text:p><text:s/>60,2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33715" calcext:value-type="float">
            <text:p><text:s/>1,433,715 <text:s/></text:p>
          </table:table-cell>
          <table:table-cell table:style-name="ce50" office:value-type="float" office:value="2593762" calcext:value-type="float">
            <text:p><text:s/>2,593,762 <text:s/></text:p>
          </table:table-cell>
          <table:table-cell table:style-name="ce50" office:value-type="float" office:value="256296" calcext:value-type="float">
            <text:p><text:s/>256,296 <text:s/></text:p>
          </table:table-cell>
          <table:table-cell table:style-name="ce50" office:value-type="float" office:value="600754.459526667" calcext:value-type="float">
            <text:p><text:s/>600,7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846.324" calcext:value-type="float">
            <text:p><text:s/>45,8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223.69408" calcext:value-type="float">
            <text:p><text:s/>106,2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369.472" calcext:value-type="float">
            <text:p><text:s/>14,3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3038.9291033333" calcext:value-type="float">
            <text:p>( 33,03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455.518" calcext:value-type="float">
            <text:p>( 8,45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158.9653022222" calcext:value-type="float">
            <text:p><text:s/>97,1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06.072" calcext:value-type="float">
            <text:p><text:s/>12,00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872.77029" calcext:value-type="float">
            <text:p><text:s/>20,87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321.286" calcext:value-type="float">
            <text:p><text:s/>5,3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744.772677291" calcext:value-type="float">
            <text:p><text:s/>132,7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77.444" calcext:value-type="float">
            <text:p><text:s/>7,3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867.5680422222" calcext:value-type="float">
            <text:p><text:s/>40,8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19.188" calcext:value-type="float">
            <text:p><text:s/>8,1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069.30866" calcext:value-type="float">
            <text:p><text:s/>182,0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8083.644" calcext:value-type="float">
            <text:p><text:s/>218,0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7.306666696" calcext:value-type="float">
            <text:p><text:s/>1,0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705.4066066667" calcext:value-type="float">
            <text:p><text:s/>78,7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3.596" calcext:value-type="float">
            <text:p><text:s/>40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890.37952" calcext:value-type="float">
            <text:p><text:s/>28,89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0936.3421606" calcext:value-type="float">
            <text:p><text:s/>13,250,9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3015.807" calcext:value-type="float">
            <text:p><text:s/>93,0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939.555555556" calcext:value-type="float">
            <text:p><text:s/>144,9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38641.4532717" calcext:value-type="float">
            <text:p><text:s/>12,738,6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3015.807" calcext:value-type="float">
            <text:p><text:s/>93,0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645.2" calcext:value-type="float">
            <text:p><text:s/>32,6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4710.133333333" calcext:value-type="float">
            <text:p><text:s/>334,7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9679.36648" calcext:value-type="float">
            <text:p><text:s/>389,6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.632" calcext:value-type="float">
            <text:p><text:s/>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22.96648" calcext:value-type="float">
            <text:p><text:s/>4,3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.632" calcext:value-type="float">
            <text:p><text:s/>4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5356.4" calcext:value-type="float">
            <text:p><text:s/>385,35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1542.35129" calcext:value-type="float">
            <text:p><text:s/>1,251,5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126.686" calcext:value-type="float">
            <text:p><text:s/>133,1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1215.890396667" calcext:value-type="float">
            <text:p><text:s/>601,2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075.782" calcext:value-type="float">
            <text:p><text:s/>133,0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53.33333333333" calcext:value-type="float">
            <text:p><text:s/>9,7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98.7472066667" calcext:value-type="float">
            <text:p><text:s/>12,3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36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42.0666666667" calcext:value-type="float">
            <text:p><text:s/>10,8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71.53333333333" calcext:value-type="float">
            <text:p><text:s/>7,0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7232.777777778" calcext:value-type="float">
            <text:p><text:s/>477,2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3028.002575556" calcext:value-type="float">
            <text:p><text:s/>133,02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7.268" calcext:value-type="float">
            <text:p><text:s/>4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95166.11893" calcext:value-type="float">
            <text:p><text:s/>1,395,16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92463.462" calcext:value-type="float">
            <text:p><text:s/>1,892,4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68723.2533177" calcext:value-type="float">
            <text:p><text:s/>21,968,7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3316.75" calcext:value-type="float">
            <text:p><text:s/>923,3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68723.2533177" calcext:value-type="float">
            <text:p><text:s/>21,968,7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3316.75" calcext:value-type="float">
            <text:p><text:s/>923,3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7941992.5595833" calcext:value-type="float">
            <text:p>( 17,941,99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23316.75" calcext:value-type="float">
            <text:p>( 923,31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6747327.239439" calcext:value-type="float">
            <text:p><text:s/>16,747,32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3602.708837" calcext:value-type="float">
            <text:p><text:s/>103,60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198480.954" calcext:value-type="float">
            <text:p><text:s/>12,198,48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467.582072" calcext:value-type="float">
            <text:p><text:s/>20,46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528378.703367" calcext:value-type="float">
            <text:p><text:s/>4,528,379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3602.708837" calcext:value-type="float">
            <text:p><text:s/>103,60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30665.103971" calcext:value-type="float">
            <text:p><text:s/>2,030,66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30665.103971" calcext:value-type="float">
            <text:p><text:s/>2,030,66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260603" calcext:value-type="float">
            <text:p><text:s/>13,260,6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366241" calcext:value-type="float">
            <text:p><text:s/>6,366,2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32223" calcext:value-type="float">
            <text:p><text:s/>2,432,2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628488" calcext:value-type="float">
            <text:p><text:s/>2,628,48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1701" calcext:value-type="float">
            <text:p><text:s/>221,701 <text:s/></text:p>
          </table:table-cell>
          <table:table-cell table:number-columns-repeated="2" table:style-name="ce50" office:value-type="float" office:value="-43165.3" calcext:value-type="float">
            <text:p><text:s/>-43,1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47527" calcext:value-type="float">
            <text:p><text:s/>-47,527 <text:s/></text:p>
          </table:table-cell>
          <table:table-cell table:style-name="ce50" office:value-type="float" office:value="1323" calcext:value-type="float">
            <text:p><text:s/>1,3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038902" calcext:value-type="float">
            <text:p><text:s/>13,038,902 <text:s/></text:p>
          </table:table-cell>
          <table:table-cell table:number-columns-repeated="2" table:style-name="ce51" office:value-type="float" office:value="-6323075.7" calcext:value-type="float">
            <text:p><text:s/>-6,323,07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5013184" calcext:value-type="float">
            <text:p><text:s/>-5,013,184 <text:s/></text:p>
          </table:table-cell>
          <table:table-cell table:style-name="ce51" office:value-type="float" office:value="-1323" calcext:value-type="float">
            <text:p><text:s/>-1,3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54561" calcext:value-type="float">
            <text:p><text:s/>5,054,561 <text:s/></text:p>
          </table:table-cell>
          <table:table-cell table:number-columns-repeated="2" table:style-name="ce50" office:value-type="float" office:value="17827" calcext:value-type="float">
            <text:p><text:s/>17,8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29" calcext:value-type="float">
            <text:p><text:s/>4,029 <text:s/></text:p>
          </table:table-cell>
          <table:table-cell table:style-name="ce50" office:value-type="float" office:value="8464" calcext:value-type="float">
            <text:p><text:s/>8,4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-60183.8" calcext:value-type="float">
            <text:p><text:s/>-60,1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4029" calcext:value-type="float">
            <text:p><text:s/>-4,029 <text:s/></text:p>
          </table:table-cell>
          <table:table-cell table:style-name="ce51" office:value-type="float" office:value="-69665" calcext:value-type="float">
            <text:p><text:s/>-69,665 <text:s/></text:p>
          </table:table-cell>
          <table:table-cell table:style-name="ce51" office:value-type="float" office:value="-16066" calcext:value-type="float">
            <text:p><text:s/>-16,0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932547" calcext:value-type="float">
            <text:p><text:s/>11,932,547 <text:s/></text:p>
          </table:table-cell>
          <table:table-cell table:number-columns-repeated="2" table:style-name="ce50" office:value-type="float" office:value="16304756.9" calcext:value-type="float">
            <text:p><text:s/>16,304,7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28425" calcext:value-type="float">
            <text:p><text:s/>5,328,4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932547" calcext:value-type="float">
            <text:p><text:s/>11,932,547 <text:s/></text:p>
          </table:table-cell>
          <table:table-cell table:number-columns-repeated="2" table:style-name="ce50" office:value-type="float" office:value="9988938.93538462" calcext:value-type="float">
            <text:p><text:s/>9,988,93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28425" calcext:value-type="float">
            <text:p><text:s/>5,328,4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6315817.96461539" calcext:value-type="float">
            <text:p><text:s/>6,315,8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62" calcext:value-type="float">
            <text:p><text:s/>4,9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74" calcext:value-type="float">
            <text:p><text:s/>2,5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72" calcext:value-type="float">
            <text:p><text:s/>2,3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6" calcext:value-type="float">
            <text:p><text:s/>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9916888" calcext:value-type="float">
            <text:p><text:s/>19,916,888 <text:s/></text:p>
          </table:table-cell>
          <table:table-cell table:number-columns-repeated="2" table:style-name="ce52" office:value-type="float" office:value="10019076" calcext:value-type="float">
            <text:p><text:s/>10,019,07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76442" calcext:value-type="float">
            <text:p><text:s/>376,442 <text:s/></text:p>
          </table:table-cell>
          <table:table-cell table:style-name="ce52" office:value-type="float" office:value="14741" calcext:value-type="float">
            <text:p><text:s/>14,74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019076" calcext:value-type="float">
            <text:p><text:s/>10,019,07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76442" calcext:value-type="float">
            <text:p><text:s/>376,442 <text:s/></text:p>
          </table:table-cell>
          <table:table-cell table:style-name="ce52" office:value-type="float" office:value="14741" calcext:value-type="float">
            <text:p><text:s/>14,7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580" calcext:value-type="float">
            <text:p><text:s/>8,5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9" calcext:value-type="float">
            <text:p><text:s/>1,219 <text:s/></text:p>
          </table:table-cell>
          <table:table-cell table:style-name="ce50" office:value-type="float" office:value="809" calcext:value-type="float">
            <text:p><text:s/>8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" calcext:value-type="float">
            <text:p><text:s/>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76" calcext:value-type="float">
            <text:p><text:s/>1,1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8" calcext:value-type="float">
            <text:p><text:s/>3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" calcext:value-type="float">
            <text:p><text:s/>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9" calcext:value-type="float">
            <text:p>( 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" calcext:value-type="float">
            <text:p><text:s/>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87" calcext:value-type="float">
            <text:p><text:s/>1,1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" calcext:value-type="float">
            <text:p><text:s/>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7" calcext:value-type="float">
            <text:p><text:s/>2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4" calcext:value-type="float">
            <text:p><text:s/>1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2" calcext:value-type="float">
            <text:p><text:s/>1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1" calcext:value-type="float">
            <text:p>( 1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9" calcext:value-type="float">
            <text:p><text:s/>2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0" calcext:value-type="float">
            <text:p><text:s/>2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" calcext:value-type="float">
            <text:p><text:s/>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2" calcext:value-type="float">
            <text:p><text:s/>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63" calcext:value-type="float">
            <text:p><text:s/>16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61" calcext:value-type="float">
            <text:p><text:s/>7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08" calcext:value-type="float">
            <text:p><text:s/>4,2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1" calcext:value-type="float">
            <text:p><text:s/>7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6" calcext:value-type="float">
            <text:p><text:s/>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70" calcext:value-type="float">
            <text:p><text:s/>5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0" calcext:value-type="float">
            <text:p><text:s/>5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55974" calcext:value-type="float">
            <text:p><text:s/>9,955,9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3057" calcext:value-type="float">
            <text:p><text:s/>163,0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63057" calcext:value-type="float">
            <text:p><text:s/>163,0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55974" calcext:value-type="float">
            <text:p><text:s/>9,955,9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06" calcext:value-type="float">
            <text:p><text:s/>3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06" calcext:value-type="float">
            <text:p><text:s/>3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216" calcext:value-type="float">
            <text:p><text:s/>54,21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166" calcext:value-type="float">
            <text:p><text:s/>212,166 <text:s/></text:p>
          </table:table-cell>
          <table:table-cell table:style-name="ce50" office:value-type="float" office:value="13932" calcext:value-type="float">
            <text:p><text:s/>13,9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8820" calcext:value-type="float">
            <text:p><text:s/>8,8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" calcext:value-type="float">
            <text:p><text:s/>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47" calcext:value-type="float">
            <text:p><text:s/>9,9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661" calcext:value-type="float">
            <text:p><text:s/>4,6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6167" calcext:value-type="float">
            <text:p><text:s/>36,1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137" calcext:value-type="float">
            <text:p><text:s/>212,137 <text:s/></text:p>
          </table:table-cell>
          <table:table-cell table:style-name="ce50" office:value-type="float" office:value="4256" calcext:value-type="float">
            <text:p><text:s/>4,25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416" calcext:value-type="float">
            <text:p><text:s/>3,41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9" calcext:value-type="float">
            <text:p><text:s/>29 <text:s/></text:p>
          </table:table-cell>
          <table:table-cell table:style-name="ce51" office:value-type="float" office:value="856" calcext:value-type="float">
            <text:p><text:s/>856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916888" calcext:value-type="float">
            <text:p><text:s/>19,916,8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916888" calcext:value-type="float">
            <text:p><text:s/>19,916,8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9916888" calcext:value-type="float">
            <text:p>( 19,916,88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48825" calcext:value-type="float">
            <text:p><text:s/>2,648,8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9952" calcext:value-type="float">
            <text:p><text:s/>309,952 <text:s/></text:p>
          </table:table-cell>
          <table:table-cell table:style-name="ce50" office:value-type="float" office:value="7512" calcext:value-type="float">
            <text:p><text:s/>7,512 <text:s/></text:p>
          </table:table-cell>
          <table:table-cell table:style-name="ce50" office:value-type="float" office:value="1330955.20901594" calcext:value-type="float">
            <text:p><text:s/>1,330,955 <text:s/></text:p>
          </table:table-cell>
          <table:table-cell table:style-name="ce50" office:value-type="float" office:value="51144" calcext:value-type="float">
            <text:p><text:s/>51,144 <text:s/></text:p>
          </table:table-cell>
          <table:table-cell table:style-name="ce50" office:value-type="float" office:value="33698" calcext:value-type="float">
            <text:p><text:s/>33,698 <text:s/></text:p>
          </table:table-cell>
          <table:table-cell table:style-name="ce50" office:value-type="float" office:value="254736" calcext:value-type="float">
            <text:p><text:s/>254,7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306431" calcext:value-type="float">
            <text:p><text:s/>10,306,431 <text:s/></text:p>
          </table:table-cell>
          <table:table-cell table:style-name="ce50" office:value-type="float" office:value="332585" calcext:value-type="float">
            <text:p><text:s/>332,585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50" office:value-type="float" office:value="362628" calcext:value-type="float">
            <text:p><text:s/>362,628 <text:s/></text:p>
          </table:table-cell>
          <table:table-cell table:style-name="ce50" office:value-type="float" office:value="626325" calcext:value-type="float">
            <text:p><text:s/>626,325 <text:s/></text:p>
          </table:table-cell>
          <table:table-cell table:style-name="ce50" office:value-type="float" office:value="44670.957978694" calcext:value-type="float">
            <text:p><text:s/>44,671 <text:s/></text:p>
          </table:table-cell>
          <table:table-cell table:style-name="ce50" office:value-type="float" office:value="29798" calcext:value-type="float">
            <text:p><text:s/>29,798 <text:s/></text:p>
          </table:table-cell>
          <table:table-cell table:style-name="ce50" office:value-type="float" office:value="219712" calcext:value-type="float">
            <text:p><text:s/>219,712 <text:s/></text:p>
          </table:table-cell>
          <table:table-cell table:style-name="ce50" office:value-type="float" office:value="74980" calcext:value-type="float">
            <text:p><text:s/>74,9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14474" calcext:value-type="float">
            <text:p><text:s/>214,474 <text:s/></text:p>
          </table:table-cell>
          <table:table-cell table:style-name="ce50" office:value-type="float" office:value="2058437" calcext:value-type="float">
            <text:p><text:s/>2,058,4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50" calcext:value-type="float">
            <text:p><text:s/>4,8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76011.1" calcext:value-type="float">
            <text:p><text:s/>-176,011 <text:s/></text:p>
          </table:table-cell>
          <table:table-cell table:style-name="ce50" office:value-type="float" office:value="178501.4401" calcext:value-type="float">
            <text:p><text:s/>178,501 <text:s/></text:p>
          </table:table-cell>
          <table:table-cell table:style-name="ce50" office:value-type="float" office:value="-2134" calcext:value-type="float">
            <text:p><text:s/>-2,134 <text:s/></text:p>
          </table:table-cell>
          <table:table-cell table:style-name="ce50" office:value-type="float" office:value="-169596" calcext:value-type="float">
            <text:p><text:s/>-169,596 <text:s/></text:p>
          </table:table-cell>
          <table:table-cell table:style-name="ce50" office:value-type="float" office:value="-3543" calcext:value-type="float">
            <text:p><text:s/>-3,543 <text:s/></text:p>
          </table:table-cell>
          <table:table-cell table:style-name="ce50" office:value-type="float" office:value="-8092.00000000005" calcext:value-type="float">
            <text:p><text:s/>-8,092 <text:s/></text:p>
          </table:table-cell>
          <table:table-cell table:style-name="ce50" office:value-type="float" office:value="-4553" calcext:value-type="float">
            <text:p><text:s/>-4,553 <text:s/></text:p>
          </table:table-cell>
          <table:table-cell table:style-name="ce50" office:value-type="float" office:value="35495" calcext:value-type="float">
            <text:p><text:s/>35,495 <text:s/></text:p>
          </table:table-cell>
          <table:table-cell table:style-name="ce50" office:value-type="float" office:value="-241088" calcext:value-type="float">
            <text:p><text:s/>-241,0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344893.9" calcext:value-type="float">
            <text:p><text:s/>-10,344,894 <text:s/></text:p>
          </table:table-cell>
          <table:table-cell table:style-name="ce51" office:value-type="float" office:value="79301.5599" calcext:value-type="float">
            <text:p><text:s/>79,302 <text:s/></text:p>
          </table:table-cell>
          <table:table-cell table:style-name="ce51" office:value-type="float" office:value="2102" calcext:value-type="float">
            <text:p><text:s/>2,102 <text:s/></text:p>
          </table:table-cell>
          <table:table-cell table:style-name="ce51" office:value-type="float" office:value="112070" calcext:value-type="float">
            <text:p><text:s/>112,070 <text:s/></text:p>
          </table:table-cell>
          <table:table-cell table:style-name="ce51" office:value-type="float" office:value="-615270" calcext:value-type="float">
            <text:p><text:s/>-615,270 <text:s/></text:p>
          </table:table-cell>
          <table:table-cell table:style-name="ce51" office:value-type="float" office:value="1294376.25103724" calcext:value-type="float">
            <text:p><text:s/>1,294,376 <text:s/></text:p>
          </table:table-cell>
          <table:table-cell table:style-name="ce51" office:value-type="float" office:value="25899" calcext:value-type="float">
            <text:p><text:s/>25,899 <text:s/></text:p>
          </table:table-cell>
          <table:table-cell table:style-name="ce51" office:value-type="float" office:value="-221509" calcext:value-type="float">
            <text:p><text:s/>-221,509 <text:s/></text:p>
          </table:table-cell>
          <table:table-cell table:style-name="ce51" office:value-type="float" office:value="420844" calcext:value-type="float">
            <text:p><text:s/>420,8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84313" calcext:value-type="float">
            <text:p><text:s/>284,313 <text:s/></text:p>
          </table:table-cell>
          <table:table-cell table:style-name="ce50" office:value-type="float" office:value="2532875" calcext:value-type="float">
            <text:p><text:s/>2,532,875 <text:s/></text:p>
          </table:table-cell>
          <table:table-cell table:style-name="ce50" office:value-type="float" office:value="474" calcext:value-type="float">
            <text:p><text:s/>474 <text:s/></text:p>
          </table:table-cell>
          <table:table-cell table:style-name="ce50" office:value-type="float" office:value="24559" calcext:value-type="float">
            <text:p><text:s/>24,5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48" calcext:value-type="float">
            <text:p><text:s/>6,3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4604" calcext:value-type="float">
            <text:p><text:s/>274,60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96792.1" calcext:value-type="float">
            <text:p><text:s/>96,792 <text:s/></text:p>
          </table:table-cell>
          <table:table-cell table:style-name="ce51" office:value-type="float" office:value="-126941.02430625" calcext:value-type="float">
            <text:p><text:s/>-126,94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9785.24319331" calcext:value-type="float">
            <text:p><text:s/>139,785 <text:s/></text:p>
          </table:table-cell>
          <table:table-cell table:style-name="ce50" office:value-type="float" office:value="3362385.91523692" calcext:value-type="float">
            <text:p><text:s/>3,362,3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0776.56852779" calcext:value-type="float">
            <text:p><text:s/>620,777 <text:s/></text:p>
          </table:table-cell>
          <table:table-cell table:style-name="ce50" office:value-type="float" office:value="9545.78021819511" calcext:value-type="float">
            <text:p><text:s/>9,5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8032" calcext:value-type="float">
            <text:p><text:s/>138,032 <text:s/></text:p>
          </table:table-cell>
          <table:table-cell table:style-name="ce50" office:value-type="float" office:value="2798995" calcext:value-type="float">
            <text:p><text:s/>2,798,9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15" calcext:value-type="float">
            <text:p><text:s/>8,1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753.24319331" calcext:value-type="float">
            <text:p><text:s/>1,753 <text:s/></text:p>
          </table:table-cell>
          <table:table-cell table:style-name="ce51" office:value-type="float" office:value="555275.91523692" calcext:value-type="float">
            <text:p><text:s/>555,27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20776.56852779" calcext:value-type="float">
            <text:p><text:s/>620,777 <text:s/></text:p>
          </table:table-cell>
          <table:table-cell table:style-name="ce51" office:value-type="float" office:value="9545.78021819511" calcext:value-type="float">
            <text:p><text:s/>9,5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449622" calcext:value-type="float">
            <text:p><text:s/>16,449,622 <text:s/></text:p>
          </table:table-cell>
          <table:table-cell table:style-name="ce50" office:value-type="float" office:value="11695713.8465938" calcext:value-type="float">
            <text:p><text:s/>11,695,714 <text:s/></text:p>
          </table:table-cell>
          <table:table-cell table:style-name="ce50" office:value-type="float" office:value="6724" calcext:value-type="float">
            <text:p><text:s/>6,724 <text:s/></text:p>
          </table:table-cell>
          <table:table-cell table:style-name="ce50" office:value-type="float" office:value="319620" calcext:value-type="float">
            <text:p><text:s/>319,620 <text:s/></text:p>
          </table:table-cell>
          <table:table-cell table:style-name="ce50" office:value-type="float" office:value="1006126" calcext:value-type="float">
            <text:p><text:s/>1,006,126 <text:s/></text:p>
          </table:table-cell>
          <table:table-cell table:style-name="ce50" office:value-type="float" office:value="115821" calcext:value-type="float">
            <text:p><text:s/>115,8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90272" calcext:value-type="float">
            <text:p><text:s/>1,490,272 <text:s/></text:p>
          </table:table-cell>
          <table:table-cell table:style-name="ce50" office:value-type="float" office:value="1698962.87333333" calcext:value-type="float">
            <text:p><text:s/>1,698,9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170453.88" calcext:value-type="float">
            <text:p><text:s/>16,170,454 <text:s/></text:p>
          </table:table-cell>
          <table:table-cell table:style-name="ce50" office:value-type="float" office:value="11695713.8465938" calcext:value-type="float">
            <text:p><text:s/>11,695,714 <text:s/></text:p>
          </table:table-cell>
          <table:table-cell table:style-name="ce50" office:value-type="float" office:value="6724" calcext:value-type="float">
            <text:p><text:s/>6,724 <text:s/></text:p>
          </table:table-cell>
          <table:table-cell table:style-name="ce50" office:value-type="float" office:value="319620" calcext:value-type="float">
            <text:p><text:s/>319,620 <text:s/></text:p>
          </table:table-cell>
          <table:table-cell table:style-name="ce50" office:value-type="float" office:value="1006126" calcext:value-type="float">
            <text:p><text:s/>1,006,126 <text:s/></text:p>
          </table:table-cell>
          <table:table-cell table:style-name="ce50" office:value-type="float" office:value="115821" calcext:value-type="float">
            <text:p><text:s/>115,8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90272" calcext:value-type="float">
            <text:p><text:s/>1,490,272 <text:s/></text:p>
          </table:table-cell>
          <table:table-cell table:style-name="ce50" office:value-type="float" office:value="1394287.84933333" calcext:value-type="float">
            <text:p><text:s/>1,394,2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79168.12" calcext:value-type="float">
            <text:p><text:s/>279,16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304675.024" calcext:value-type="float">
            <text:p><text:s/>304,6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2024" calcext:value-type="float">
            <text:p><text:s/>52,024 <text:s/></text:p>
          </table:table-cell>
          <table:table-cell table:style-name="ce50" office:value-type="float" office:value="666837.10295734" calcext:value-type="float">
            <text:p><text:s/>666,8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3285.43147221" calcext:value-type="float">
            <text:p><text:s/>613,285 <text:s/></text:p>
          </table:table-cell>
          <table:table-cell table:style-name="ce50" office:value-type="float" office:value="24914.3531151382" calcext:value-type="float">
            <text:p><text:s/>24,9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2" calcext:value-type="float">
            <text:p><text:s/>1,5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16896" calcext:value-type="float">
            <text:p><text:s/>16,8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0" calcext:value-type="float">
            <text:p><text:s/>1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1992" calcext:value-type="float">
            <text:p><text:s/>51,992 <text:s/></text:p>
          </table:table-cell>
          <table:table-cell table:style-name="ce50" office:value-type="float" office:value="648279.10295734" calcext:value-type="float">
            <text:p><text:s/>648,2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3285.43147221" calcext:value-type="float">
            <text:p><text:s/>613,285 <text:s/></text:p>
          </table:table-cell>
          <table:table-cell table:style-name="ce50" office:value-type="float" office:value="24914.3531151382" calcext:value-type="float">
            <text:p><text:s/>24,9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2" calcext:value-type="float">
            <text:p><text:s/>12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531813.75680669" calcext:value-type="float">
            <text:p><text:s/>5,531,814 <text:s/></text:p>
          </table:table-cell>
          <table:table-cell table:style-name="ce52" office:value-type="float" office:value="5339858.41260574" calcext:value-type="float">
            <text:p><text:s/>5,339,858 <text:s/></text:p>
          </table:table-cell>
          <table:table-cell table:style-name="ce52" office:value-type="float" office:value="8352" calcext:value-type="float">
            <text:p><text:s/>8,352 <text:s/></text:p>
          </table:table-cell>
          <table:table-cell table:style-name="ce52" office:value-type="float" office:value="407131" calcext:value-type="float">
            <text:p><text:s/>407,131 <text:s/></text:p>
          </table:table-cell>
          <table:table-cell table:style-name="ce52" office:value-type="float" office:value="390856" calcext:value-type="float">
            <text:p><text:s/>390,856 <text:s/></text:p>
          </table:table-cell>
          <table:table-cell table:style-name="ce52" office:value-type="float" office:value="1403849.25103724" calcext:value-type="float">
            <text:p><text:s/>1,403,849 <text:s/></text:p>
          </table:table-cell>
          <table:table-cell table:style-name="ce52" office:value-type="float" office:value="25899" calcext:value-type="float">
            <text:p><text:s/>25,899 <text:s/></text:p>
          </table:table-cell>
          <table:table-cell table:style-name="ce52" office:value-type="float" office:value="34701" calcext:value-type="float">
            <text:p><text:s/>34,701 <text:s/></text:p>
          </table:table-cell>
          <table:table-cell table:style-name="ce52" office:value-type="float" office:value="1810742.74" calcext:value-type="float">
            <text:p><text:s/>1,810,74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31813.75680669" calcext:value-type="float">
            <text:p><text:s/>5,531,814 <text:s/></text:p>
          </table:table-cell>
          <table:table-cell table:style-name="ce52" office:value-type="float" office:value="5339858.41260574" calcext:value-type="float">
            <text:p><text:s/>5,339,85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098" calcext:value-type="float">
            <text:p><text:s/>13,0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90342.75680669" calcext:value-type="float">
            <text:p><text:s/>190,343 <text:s/></text:p>
          </table:table-cell>
          <table:table-cell table:style-name="ce50" office:value-type="float" office:value="4667124.41260574" calcext:value-type="float">
            <text:p><text:s/>4,667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098" calcext:value-type="float">
            <text:p><text:s/>13,0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9531" calcext:value-type="float">
            <text:p><text:s/>9,531 <text:s/></text:p>
          </table:table-cell>
          <table:table-cell table:style-name="ce50" office:value-type="float" office:value="29839" calcext:value-type="float">
            <text:p><text:s/>29,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967" calcext:value-type="float">
            <text:p><text:s/>3,967 <text:s/></text:p>
          </table:table-cell>
          <table:table-cell table:style-name="ce50" office:value-type="float" office:value="324775.6793913" calcext:value-type="float">
            <text:p><text:s/>324,7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061.75014279" calcext:value-type="float">
            <text:p><text:s/>9,062 <text:s/></text:p>
          </table:table-cell>
          <table:table-cell table:style-name="ce50" office:value-type="float" office:value="811528.70265522" calcext:value-type="float">
            <text:p><text:s/>811,5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50" office:value-type="float" office:value="26668" calcext:value-type="float">
            <text:p><text:s/>26,6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60" calcext:value-type="float">
            <text:p><text:s/>60 <text:s/></text:p>
          </table:table-cell>
          <table:table-cell table:style-name="ce50" office:value-type="float" office:value="6110" calcext:value-type="float">
            <text:p><text:s/>6,1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84.39121649" calcext:value-type="float">
            <text:p><text:s/>684 <text:s/></text:p>
          </table:table-cell>
          <table:table-cell table:style-name="ce50" office:value-type="float" office:value="300448.25434316" calcext:value-type="float">
            <text:p><text:s/>300,4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94" calcext:value-type="float">
            <text:p><text:s/>194 <text:s/></text:p>
          </table:table-cell>
          <table:table-cell table:style-name="ce50" office:value-type="float" office:value="2069" calcext:value-type="float">
            <text:p><text:s/>2,0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9335.41544739" calcext:value-type="float">
            <text:p><text:s/>79,335 <text:s/></text:p>
          </table:table-cell>
          <table:table-cell table:style-name="ce50" office:value-type="float" office:value="1507099.16321234" calcext:value-type="float">
            <text:p><text:s/>1,507,0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9136.17078425" calcext:value-type="float">
            <text:p><text:s/>79,136 <text:s/></text:p>
          </table:table-cell>
          <table:table-cell table:style-name="ce50" office:value-type="float" office:value="1180850.92586777" calcext:value-type="float">
            <text:p><text:s/>1,180,8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498.2701887" calcext:value-type="float">
            <text:p>( 4,498 <text:s/>)</text:p>
          </table:table-cell>
          <table:table-cell table:style-name="ce53" office:value-type="float" office:value="977163.62186326" calcext:value-type="float">
            <text:p>( 977,16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4637.90059555" calcext:value-type="float">
            <text:p>( 74,638 <text:s/>)</text:p>
          </table:table-cell>
          <table:table-cell table:style-name="ce53" office:value-type="float" office:value="199035.30400451" calcext:value-type="float">
            <text:p>( 199,03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652" calcext:value-type="float">
            <text:p>( 4,65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9.24466314" calcext:value-type="float">
            <text:p><text:s/>9 <text:s/></text:p>
          </table:table-cell>
          <table:table-cell table:style-name="ce50" office:value-type="float" office:value="215343.30863473" calcext:value-type="float">
            <text:p><text:s/>215,3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64264.92870984" calcext:value-type="float">
            <text:p><text:s/>64,2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70" calcext:value-type="float">
            <text:p><text:s/>170 <text:s/></text:p>
          </table:table-cell>
          <table:table-cell table:style-name="ce54" office:value-type="float" office:value="46640" calcext:value-type="float">
            <text:p><text:s/>46,64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746" calcext:value-type="float">
            <text:p><text:s/>3,746 <text:s/></text:p>
          </table:table-cell>
          <table:table-cell table:style-name="ce50" office:value-type="float" office:value="223521" calcext:value-type="float">
            <text:p><text:s/>223,5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33" calcext:value-type="float">
            <text:p><text:s/>533 <text:s/></text:p>
          </table:table-cell>
          <table:table-cell table:style-name="ce50" office:value-type="float" office:value="65420" calcext:value-type="float">
            <text:p><text:s/>65,4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76" calcext:value-type="float">
            <text:p><text:s/>276 <text:s/></text:p>
          </table:table-cell>
          <table:table-cell table:style-name="ce54" office:value-type="float" office:value="79621" calcext:value-type="float">
            <text:p><text:s/>79,62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2455" calcext:value-type="float">
            <text:p><text:s/>22,455 <text:s/></text:p>
          </table:table-cell>
          <table:table-cell table:style-name="ce50" office:value-type="float" office:value="367833" calcext:value-type="float">
            <text:p><text:s/>367,8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9662" calcext:value-type="float">
            <text:p><text:s/>19,662 <text:s/></text:p>
          </table:table-cell>
          <table:table-cell table:style-name="ce50" office:value-type="float" office:value="54179" calcext:value-type="float">
            <text:p><text:s/>54,1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793" calcext:value-type="float">
            <text:p><text:s/>2,793 <text:s/></text:p>
          </table:table-cell>
          <table:table-cell table:style-name="ce50" office:value-type="float" office:value="313654" calcext:value-type="float">
            <text:p><text:s/>313,6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57" calcext:value-type="float">
            <text:p>( 1,35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22407" calcext:value-type="float">
            <text:p>( 22,407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939" calcext:value-type="float">
            <text:p><text:s/>7,939 <text:s/></text:p>
          </table:table-cell>
          <table:table-cell table:style-name="ce50" office:value-type="float" office:value="601713.31" calcext:value-type="float">
            <text:p><text:s/>601,7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098" calcext:value-type="float">
            <text:p><text:s/>13,0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687" calcext:value-type="float">
            <text:p><text:s/>7,687 <text:s/></text:p>
          </table:table-cell>
          <table:table-cell table:style-name="ce50" office:value-type="float" office:value="512320.31" calcext:value-type="float">
            <text:p><text:s/>512,3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098" calcext:value-type="float">
            <text:p><text:s/>13,0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52" calcext:value-type="float">
            <text:p><text:s/>252 <text:s/></text:p>
          </table:table-cell>
          <table:table-cell table:style-name="ce50" office:value-type="float" office:value="89393" calcext:value-type="float">
            <text:p><text:s/>89,3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5130" calcext:value-type="float">
            <text:p>( 25,13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486" calcext:value-type="float">
            <text:p><text:s/>1,486 <text:s/></text:p>
          </table:table-cell>
          <table:table-cell table:style-name="ce50" office:value-type="float" office:value="81439" calcext:value-type="float">
            <text:p><text:s/>81,4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72" calcext:value-type="float">
            <text:p><text:s/>472 <text:s/></text:p>
          </table:table-cell>
          <table:table-cell table:style-name="ce54" office:value-type="float" office:value="15345" calcext:value-type="float">
            <text:p><text:s/>15,34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3942" calcext:value-type="float">
            <text:p><text:s/>23,942 <text:s/></text:p>
          </table:table-cell>
          <table:table-cell table:style-name="ce50" office:value-type="float" office:value="97781.77220371" calcext:value-type="float">
            <text:p><text:s/>97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591" calcext:value-type="float">
            <text:p><text:s/>5,591 <text:s/></text:p>
          </table:table-cell>
          <table:table-cell table:style-name="ce50" office:value-type="float" office:value="23770" calcext:value-type="float">
            <text:p><text:s/>23,7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27" calcext:value-type="float">
            <text:p><text:s/>627 <text:s/></text:p>
          </table:table-cell>
          <table:table-cell table:style-name="ce50" office:value-type="float" office:value="19352" calcext:value-type="float">
            <text:p><text:s/>19,3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535.20000002" calcext:value-type="float">
            <text:p><text:s/>535 <text:s/></text:p>
          </table:table-cell>
          <table:table-cell table:style-name="ce50" office:value-type="float" office:value="59.80000001" calcext:value-type="float">
            <text:p><text:s/>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9893" calcext:value-type="float">
            <text:p><text:s/>19,893 <text:s/></text:p>
          </table:table-cell>
          <table:table-cell table:style-name="ce50" office:value-type="float" office:value="55646" calcext:value-type="float">
            <text:p><text:s/>55,6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7084.7308" calcext:value-type="float">
            <text:p><text:s/>27,08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492331" calcext:value-type="float">
            <text:p><text:s/>4,492,331 <text:s/></text:p>
          </table:table-cell>
          <table:table-cell table:style-name="ce50" office:value-type="float" office:value="202566" calcext:value-type="float">
            <text:p><text:s/>202,5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330240" calcext:value-type="float">
            <text:p><text:s/>4,330,24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4977" calcext:value-type="float">
            <text:p><text:s/>34,97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27114" calcext:value-type="float">
            <text:p><text:s/>127,114 <text:s/></text:p>
          </table:table-cell>
          <table:table-cell table:style-name="ce50" office:value-type="float" office:value="202566" calcext:value-type="float">
            <text:p><text:s/>202,5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89483" calcext:value-type="float">
            <text:p><text:s/>389,483 <text:s/></text:p>
          </table:table-cell>
          <table:table-cell table:style-name="ce50" office:value-type="float" office:value="24248" calcext:value-type="float">
            <text:p><text:s/>24,2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136" calcext:value-type="float">
            <text:p><text:s/>1,136 <text:s/></text:p>
          </table:table-cell>
          <table:table-cell table:style-name="ce50" office:value-type="float" office:value="2780" calcext:value-type="float">
            <text:p><text:s/>2,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88347" calcext:value-type="float">
            <text:p><text:s/>388,347 <text:s/></text:p>
          </table:table-cell>
          <table:table-cell table:style-name="ce51" office:value-type="float" office:value="21468" calcext:value-type="float">
            <text:p><text:s/>21,46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59657" calcext:value-type="float">
            <text:p><text:s/>459,657 <text:s/></text:p>
          </table:table-cell>
          <table:table-cell table:style-name="ce50" office:value-type="float" office:value="445920" calcext:value-type="float">
            <text:p><text:s/>445,9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0826" calcext:value-type="float">
            <text:p><text:s/>100,826 <text:s/></text:p>
          </table:table-cell>
          <table:table-cell table:style-name="ce50" office:value-type="float" office:value="375633" calcext:value-type="float">
            <text:p><text:s/>375,6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362" calcext:value-type="float">
            <text:p><text:s/>1,362 <text:s/></text:p>
          </table:table-cell>
          <table:table-cell table:style-name="ce50" office:value-type="float" office:value="7952" calcext:value-type="float">
            <text:p><text:s/>7,9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2744" calcext:value-type="float">
            <text:p><text:s/>12,744 <text:s/></text:p>
          </table:table-cell>
          <table:table-cell table:style-name="ce50" office:value-type="float" office:value="450" calcext:value-type="float">
            <text:p><text:s/>4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380" calcext:value-type="float">
            <text:p><text:s/>2,38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364" calcext:value-type="float">
            <text:p><text:s/>1,364 <text:s/></text:p>
          </table:table-cell>
          <table:table-cell table:style-name="ce50" office:value-type="float" office:value="1649" calcext:value-type="float">
            <text:p><text:s/>1,6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65329" calcext:value-type="float">
            <text:p><text:s/>265,329 <text:s/></text:p>
          </table:table-cell>
          <table:table-cell table:style-name="ce50" office:value-type="float" office:value="5308" calcext:value-type="float">
            <text:p><text:s/>5,3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5652" calcext:value-type="float">
            <text:p><text:s/>75,652 <text:s/></text:p>
          </table:table-cell>
          <table:table-cell table:style-name="ce51" office:value-type="float" office:value="54928" calcext:value-type="float">
            <text:p><text:s/>54,92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352" calcext:value-type="float">
            <text:p><text:s/>8,352 <text:s/></text:p>
          </table:table-cell>
          <table:table-cell table:style-name="ce50" office:value-type="float" office:value="407131" calcext:value-type="float">
            <text:p><text:s/>407,131 <text:s/></text:p>
          </table:table-cell>
          <table:table-cell table:style-name="ce50" office:value-type="float" office:value="390856" calcext:value-type="float">
            <text:p><text:s/>390,856 <text:s/></text:p>
          </table:table-cell>
          <table:table-cell table:style-name="ce50" office:value-type="float" office:value="1403849.25103724" calcext:value-type="float">
            <text:p><text:s/>1,403,849 <text:s/></text:p>
          </table:table-cell>
          <table:table-cell table:style-name="ce50" office:value-type="float" office:value="25899" calcext:value-type="float">
            <text:p><text:s/>25,899 <text:s/></text:p>
          </table:table-cell>
          <table:table-cell table:style-name="ce50" office:value-type="float" office:value="34701" calcext:value-type="float">
            <text:p><text:s/>34,701 <text:s/></text:p>
          </table:table-cell>
          <table:table-cell table:style-name="ce50" office:value-type="float" office:value="1797644.74" calcext:value-type="float">
            <text:p><text:s/>1,797,64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352" calcext:value-type="float">
            <text:p><text:s/>8,352 <text:s/></text:p>
          </table:table-cell>
          <table:table-cell table:style-name="ce50" office:value-type="float" office:value="407131" calcext:value-type="float">
            <text:p><text:s/>407,131 <text:s/></text:p>
          </table:table-cell>
          <table:table-cell table:style-name="ce50" office:value-type="float" office:value="390856" calcext:value-type="float">
            <text:p><text:s/>390,856 <text:s/></text:p>
          </table:table-cell>
          <table:table-cell table:style-name="ce50" office:value-type="float" office:value="1403849.25103724" calcext:value-type="float">
            <text:p><text:s/>1,403,849 <text:s/></text:p>
          </table:table-cell>
          <table:table-cell table:style-name="ce50" office:value-type="float" office:value="25899" calcext:value-type="float">
            <text:p><text:s/>25,899 <text:s/></text:p>
          </table:table-cell>
          <table:table-cell table:style-name="ce50" office:value-type="float" office:value="34701" calcext:value-type="float">
            <text:p><text:s/>34,701 <text:s/></text:p>
          </table:table-cell>
          <table:table-cell table:style-name="ce50" office:value-type="float" office:value="1797644.74" calcext:value-type="float">
            <text:p><text:s/>1,797,64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16549.80389528" calcext:value-type="float">
            <text:p><text:s/>516,550 <text:s/></text:p>
          </table:table-cell>
          <table:table-cell table:style-name="ce57" office:value-type="float" office:value="14338285.9036547" calcext:value-type="float">
            <text:p><text:s/>14,338,28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748059.224738" calcext:value-type="float">
            <text:p><text:s/>1,748,059 <text:s/></text:p>
          </table:table-cell>
          <table:table-cell table:style-name="ce57" office:value-type="float" office:value="40829.598314" calcext:value-type="float">
            <text:p><text:s/>40,830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04136.47860528" calcext:value-type="float">
            <text:p><text:s/>504,136 <text:s/></text:p>
          </table:table-cell>
          <table:table-cell table:style-name="ce57" office:value-type="float" office:value="11694344.4753947" calcext:value-type="float">
            <text:p><text:s/>11,694,34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467.582072" calcext:value-type="float">
            <text:p><text:s/>20,46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2413.32529" calcext:value-type="float">
            <text:p><text:s/>12,413 <text:s/></text:p>
          </table:table-cell>
          <table:table-cell table:style-name="ce57" office:value-type="float" office:value="2623473.846188" calcext:value-type="float">
            <text:p><text:s/>2,623,47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748059.224738" calcext:value-type="float">
            <text:p><text:s/>1,748,059 <text:s/></text:p>
          </table:table-cell>
          <table:table-cell table:style-name="ce57" office:value-type="float" office:value="40829.598314" calcext:value-type="float">
            <text:p><text:s/>40,830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3754.864678" calcext:value-type="float">
            <text:p><text:s/>63,75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966910.239293" calcext:value-type="float">
            <text:p><text:s/>1,966,910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3754.864678" calcext:value-type="float">
            <text:p><text:s/>63,75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66910.239293" calcext:value-type="float">
            <text:p><text:s/>1,966,910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80694.949494949" calcext:value-type="float">
            <text:p><text:s/>280,695 <text:s/></text:p>
          </table:table-cell>
          <table:table-cell table:style-name="ce49" office:value-type="float" office:value="416832" calcext:value-type="float">
            <text:p><text:s/>416,832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88884.42028229" calcext:value-type="float">
            <text:p><text:s/>1,688,884 <text:s/></text:p>
          </table:table-cell>
          <table:table-cell table:style-name="ce49" office:value-type="float" office:value="252325.924171174" calcext:value-type="float">
            <text:p><text:s/>252,326 <text:s/></text:p>
          </table:table-cell>
          <table:table-cell table:style-name="ce49" office:value-type="float" office:value="234071.994977174" calcext:value-type="float">
            <text:p><text:s/>234,072 <text:s/></text:p>
          </table:table-cell>
          <table:table-cell table:style-name="ce49" office:value-type="float" office:value="1685.6" calcext:value-type="float">
            <text:p><text:s/>1,686 <text:s/></text:p>
          </table:table-cell>
          <table:table-cell table:style-name="ce49" office:value-type="float" office:value="16568.329194" calcext:value-type="float">
            <text:p><text:s/>16,568 <text:s/></text:p>
          </table:table-cell>
          <table:table-cell table:style-name="ce49" office:value-type="float" office:value="1436558.49611111" calcext:value-type="float">
            <text:p><text:s/>1,436,5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219974.17308564" calcext:value-type="float">
            <text:p><text:s/>8,219,9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50365.908473" calcext:value-type="float">
            <text:p><text:s/>10,850,366 <text:s/></text:p>
          </table:table-cell>
          <table:table-cell table:number-columns-repeated="2" table:style-name="ce50" office:value-type="float" office:value="70.5411666666667" calcext:value-type="float">
            <text:p><text:s/>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.5411666666667" calcext:value-type="float">
            <text:p><text:s/>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9784.3658847957" calcext:value-type="float">
            <text:p><text:s/>-19,784 <text:s/></text:p>
          </table:table-cell>
          <table:table-cell table:style-name="ce50" office:value-type="float" office:value="101021.653" calcext:value-type="float">
            <text:p><text:s/>101,022 <text:s/></text:p>
          </table:table-cell>
          <table:table-cell table:style-name="ce50" office:value-type="float" office:value="-115912.387856819" calcext:value-type="float">
            <text:p><text:s/>-115,912 <text:s/></text:p>
          </table:table-cell>
          <table:table-cell table:number-columns-repeated="2" table:style-name="ce50" office:value-type="float" office:value="8.22516666666671" calcext:value-type="float">
            <text:p><text:s/>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.22516666666671" calcext:value-type="float">
            <text:p><text:s/>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520453.48846538" calcext:value-type="float">
            <text:p><text:s/>8,520,453 <text:s/></text:p>
          </table:table-cell>
          <table:table-cell table:style-name="ce51" office:value-type="float" office:value="315810.347" calcext:value-type="float">
            <text:p><text:s/>315,810 <text:s/></text:p>
          </table:table-cell>
          <table:table-cell table:style-name="ce51" office:value-type="float" office:value="10966278.2963299" calcext:value-type="float">
            <text:p><text:s/>10,966,278 <text:s/></text:p>
          </table:table-cell>
          <table:table-cell table:style-name="ce51" office:value-type="float" office:value="1688946.73628228" calcext:value-type="float">
            <text:p><text:s/>1,688,947 <text:s/></text:p>
          </table:table-cell>
          <table:table-cell table:style-name="ce51" office:value-type="float" office:value="252388.240171174" calcext:value-type="float">
            <text:p><text:s/>252,388 <text:s/></text:p>
          </table:table-cell>
          <table:table-cell table:style-name="ce51" office:value-type="float" office:value="234071.994977174" calcext:value-type="float">
            <text:p><text:s/>234,072 <text:s/></text:p>
          </table:table-cell>
          <table:table-cell table:style-name="ce51" office:value-type="float" office:value="1747.916" calcext:value-type="float">
            <text:p><text:s/>1,748 <text:s/></text:p>
          </table:table-cell>
          <table:table-cell table:style-name="ce51" office:value-type="float" office:value="16568.329194" calcext:value-type="float">
            <text:p><text:s/>16,568 <text:s/></text:p>
          </table:table-cell>
          <table:table-cell table:style-name="ce51" office:value-type="float" office:value="1436558.49611111" calcext:value-type="float">
            <text:p><text:s/>1,436,5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9015563.1032802" calcext:value-type="float">
            <text:p><text:s/>9,015,5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900543.2963299" calcext:value-type="float">
            <text:p><text:s/>11,900,543 <text:s/></text:p>
          </table:table-cell>
          <table:table-cell table:number-columns-repeated="2" table:style-name="ce50" office:value-type="float" office:value="719.752" calcext:value-type="float">
            <text:p><text:s/>7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9.752" calcext:value-type="float">
            <text:p><text:s/>72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0564.5434343436" calcext:value-type="float">
            <text:p><text:s/>-10,565 <text:s/></text:p>
          </table:table-cell>
          <table:table-cell table:style-name="ce51" office:value-type="float" office:value="-1155.687" calcext:value-type="float">
            <text:p><text:s/>-1,156 <text:s/></text:p>
          </table:table-cell>
          <table:table-cell table:style-name="ce51" office:value-type="float" office:value="-12917.9200000002" calcext:value-type="float">
            <text:p><text:s/>-12,918 <text:s/></text:p>
          </table:table-cell>
          <table:table-cell table:style-name="ce51" office:value-type="float" office:value="0.564000000043076" calcext:value-type="float">
            <text:p><text:s/>1 <text:s/></text:p>
          </table:table-cell>
          <table:table-cell table:style-name="ce51" office:value-type="float" office:value="0.564000000000076" calcext:value-type="float">
            <text:p><text:s/>1 <text:s/></text:p>
          </table:table-cell>
          <table:table-cell table:style-name="ce51" office:value-type="float" office:value="0.0000000000002" calcext:value-type="float">
            <text:p><text:s/>0 <text:s/></text:p>
          </table:table-cell>
          <table:table-cell table:style-name="ce51" office:value-type="float" office:value="0.563999999999876" calcext:value-type="float">
            <text:p><text:s/>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43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541579.73959358" calcext:value-type="float">
            <text:p><text:s/>6,541,580 <text:s/></text:p>
          </table:table-cell>
          <table:table-cell table:style-name="ce50" office:value-type="float" office:value="1722.65949875" calcext:value-type="float">
            <text:p><text:s/>1,723 <text:s/></text:p>
          </table:table-cell>
          <table:table-cell table:style-name="ce50" office:value-type="float" office:value="8633354.00337575" calcext:value-type="float">
            <text:p><text:s/>8,633,354 <text:s/></text:p>
          </table:table-cell>
          <table:table-cell table:style-name="ce50" office:value-type="float" office:value="1193168.51783145" calcext:value-type="float">
            <text:p><text:s/>1,193,169 <text:s/></text:p>
          </table:table-cell>
          <table:table-cell table:style-name="ce50" office:value-type="float" office:value="57882.1338703785" calcext:value-type="float">
            <text:p><text:s/>57,882 <text:s/></text:p>
          </table:table-cell>
          <table:table-cell table:style-name="ce50" office:value-type="float" office:value="45115.7048273689" calcext:value-type="float">
            <text:p><text:s/>45,1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66.4290430096" calcext:value-type="float">
            <text:p><text:s/>12,766 <text:s/></text:p>
          </table:table-cell>
          <table:table-cell table:style-name="ce50" office:value-type="float" office:value="1135286.38396107" calcext:value-type="float">
            <text:p><text:s/>1,135,2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20356.8181818182" calcext:value-type="float">
            <text:p><text:s/>20,3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871" calcext:value-type="float">
            <text:p><text:s/>26,8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438981.81818182" calcext:value-type="float">
            <text:p><text:s/>6,438,9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99456" calcext:value-type="float">
            <text:p><text:s/>8,499,4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201.1" calcext:value-type="float">
            <text:p><text:s/>31,2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201.1" calcext:value-type="float">
            <text:p><text:s/>31,20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2241.1032299453" calcext:value-type="float">
            <text:p><text:s/>82,241 <text:s/></text:p>
          </table:table-cell>
          <table:table-cell table:style-name="ce51" office:value-type="float" office:value="1722.65949875" calcext:value-type="float">
            <text:p><text:s/>1,723 <text:s/></text:p>
          </table:table-cell>
          <table:table-cell table:style-name="ce51" office:value-type="float" office:value="107027.00337575" calcext:value-type="float">
            <text:p><text:s/>107,027 <text:s/></text:p>
          </table:table-cell>
          <table:table-cell table:style-name="ce51" office:value-type="float" office:value="1161967.41783145" calcext:value-type="float">
            <text:p><text:s/>1,161,967 <text:s/></text:p>
          </table:table-cell>
          <table:table-cell table:style-name="ce51" office:value-type="float" office:value="57882.1338703785" calcext:value-type="float">
            <text:p><text:s/>57,882 <text:s/></text:p>
          </table:table-cell>
          <table:table-cell table:style-name="ce51" office:value-type="float" office:value="45115.7048273689" calcext:value-type="float">
            <text:p><text:s/>45,11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766.4290430096" calcext:value-type="float">
            <text:p><text:s/>12,766 <text:s/></text:p>
          </table:table-cell>
          <table:table-cell table:style-name="ce51" office:value-type="float" office:value="1104085.28396107" calcext:value-type="float">
            <text:p><text:s/>1,104,0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972413.63636364" calcext:value-type="float">
            <text:p><text:s/>8,972,414 <text:s/></text:p>
          </table:table-cell>
          <table:table-cell table:style-name="ce50" office:value-type="float" office:value="1051048.125" calcext:value-type="float">
            <text:p><text:s/>1,051,048 <text:s/></text:p>
          </table:table-cell>
          <table:table-cell table:style-name="ce50" office:value-type="float" office:value="10909321" calcext:value-type="float">
            <text:p><text:s/>10,909,3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8972413.63636364" calcext:value-type="float">
            <text:p><text:s/>8,972,414 <text:s/></text:p>
          </table:table-cell>
          <table:table-cell table:style-name="ce51" office:value-type="float" office:value="1051048.125" calcext:value-type="float">
            <text:p><text:s/>1,051,048 <text:s/></text:p>
          </table:table-cell>
          <table:table-cell table:style-name="ce51" office:value-type="float" office:value="10909321" calcext:value-type="float">
            <text:p><text:s/>10,909,32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1047.490400464" calcext:value-type="float">
            <text:p><text:s/>321,047 <text:s/></text:p>
          </table:table-cell>
          <table:table-cell table:style-name="ce50" office:value-type="float" office:value="2528.341" calcext:value-type="float">
            <text:p><text:s/>2,528 <text:s/></text:p>
          </table:table-cell>
          <table:table-cell table:style-name="ce50" office:value-type="float" office:value="421535.27310639" calcext:value-type="float">
            <text:p><text:s/>421,535 <text:s/></text:p>
          </table:table-cell>
          <table:table-cell table:number-columns-repeated="2" table:style-name="ce50" office:value-type="float" office:value="1027.6" calcext:value-type="float">
            <text:p><text:s/>1,0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7.6" calcext:value-type="float">
            <text:p><text:s/>1,0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12395.661444235" calcext:value-type="float">
            <text:p><text:s/>312,396 <text:s/></text:p>
          </table:table-cell>
          <table:table-cell table:style-name="ce50" office:value-type="float" office:value="2466" calcext:value-type="float">
            <text:p><text:s/>2,466 <text:s/></text:p>
          </table:table-cell>
          <table:table-cell table:style-name="ce50" office:value-type="float" office:value="410170.27310639" calcext:value-type="float">
            <text:p><text:s/>410,170 <text:s/></text:p>
          </table:table-cell>
          <table:table-cell table:number-columns-repeated="2" table:style-name="ce50" office:value-type="float" office:value="1027.6" calcext:value-type="float">
            <text:p><text:s/>1,0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7.6" calcext:value-type="float">
            <text:p><text:s/>1,0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8651.82895622896" calcext:value-type="float">
            <text:p><text:s/>8,652 <text:s/></text:p>
          </table:table-cell>
          <table:table-cell table:style-name="ce50" office:value-type="float" office:value="62.341" calcext:value-type="float">
            <text:p><text:s/>62 <text:s/></text:p>
          </table:table-cell>
          <table:table-cell table:style-name="ce50" office:value-type="float" office:value="11365" calcext:value-type="float">
            <text:p><text:s/>11,36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25241.33498912" calcext:value-type="float">
            <text:p><text:s/>1,625,241 <text:s/></text:p>
          </table:table-cell>
          <table:table-cell table:style-name="ce52" office:value-type="float" office:value="1363763.15850125" calcext:value-type="float">
            <text:p><text:s/>1,363,763 <text:s/></text:p>
          </table:table-cell>
          <table:table-cell table:style-name="ce52" office:value-type="float" office:value="933084.64351786" calcext:value-type="float">
            <text:p><text:s/>933,085 <text:s/></text:p>
          </table:table-cell>
          <table:table-cell table:style-name="ce52" office:value-type="float" office:value="494030.302450833" calcext:value-type="float">
            <text:p><text:s/>494,030 <text:s/></text:p>
          </table:table-cell>
          <table:table-cell table:style-name="ce52" office:value-type="float" office:value="192758.190300795" calcext:value-type="float">
            <text:p><text:s/>192,758 <text:s/></text:p>
          </table:table-cell>
          <table:table-cell table:style-name="ce52" office:value-type="float" office:value="188956.290149805" calcext:value-type="float">
            <text:p><text:s/>188,95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801.90015099045" calcext:value-type="float">
            <text:p><text:s/>3,802 <text:s/></text:p>
          </table:table-cell>
          <table:table-cell table:style-name="ce52" office:value-type="float" office:value="301272.112150037" calcext:value-type="float">
            <text:p><text:s/>301,27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25241.33498912" calcext:value-type="float">
            <text:p><text:s/>1,625,241 <text:s/></text:p>
          </table:table-cell>
          <table:table-cell table:style-name="ce52" office:value-type="float" office:value="1363763.15850125" calcext:value-type="float">
            <text:p><text:s/>1,363,763 <text:s/></text:p>
          </table:table-cell>
          <table:table-cell table:style-name="ce52" office:value-type="float" office:value="933084.64351786" calcext:value-type="float">
            <text:p><text:s/>933,085 <text:s/></text:p>
          </table:table-cell>
          <table:table-cell table:style-name="ce52" office:value-type="float" office:value="494030.302450833" calcext:value-type="float">
            <text:p><text:s/>494,030 <text:s/></text:p>
          </table:table-cell>
          <table:table-cell table:style-name="ce52" office:value-type="float" office:value="192758.190300795" calcext:value-type="float">
            <text:p><text:s/>192,758 <text:s/></text:p>
          </table:table-cell>
          <table:table-cell table:style-name="ce52" office:value-type="float" office:value="188956.290149805" calcext:value-type="float">
            <text:p><text:s/>188,95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801.90015099045" calcext:value-type="float">
            <text:p><text:s/>3,802 <text:s/></text:p>
          </table:table-cell>
          <table:table-cell table:style-name="ce52" office:value-type="float" office:value="301272.112150037" calcext:value-type="float">
            <text:p><text:s/>301,2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37283.67076353" calcext:value-type="float">
            <text:p><text:s/>737,284 <text:s/></text:p>
          </table:table-cell>
          <table:table-cell table:style-name="ce50" office:value-type="float" office:value="351700.00750125" calcext:value-type="float">
            <text:p><text:s/>351,700 <text:s/></text:p>
          </table:table-cell>
          <table:table-cell table:style-name="ce50" office:value-type="float" office:value="660592.21651786" calcext:value-type="float">
            <text:p><text:s/>660,592 <text:s/></text:p>
          </table:table-cell>
          <table:table-cell table:style-name="ce50" office:value-type="float" office:value="494030.302450833" calcext:value-type="float">
            <text:p><text:s/>494,030 <text:s/></text:p>
          </table:table-cell>
          <table:table-cell table:style-name="ce50" office:value-type="float" office:value="192758.190300795" calcext:value-type="float">
            <text:p><text:s/>192,758 <text:s/></text:p>
          </table:table-cell>
          <table:table-cell table:style-name="ce50" office:value-type="float" office:value="188956.290149805" calcext:value-type="float">
            <text:p><text:s/>188,9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01.90015099045" calcext:value-type="float">
            <text:p><text:s/>3,802 <text:s/></text:p>
          </table:table-cell>
          <table:table-cell table:style-name="ce50" office:value-type="float" office:value="301272.112150037" calcext:value-type="float">
            <text:p><text:s/>301,2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6.9360269360269" calcext:value-type="float">
            <text:p><text:s/>27 <text:s/></text:p>
          </table:table-cell>
          <table:table-cell table:style-name="ce50" office:value-type="float" office:value="40" calcext:value-type="float">
            <text:p><text:s/>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3173.2964654882" calcext:value-type="float">
            <text:p><text:s/>13,173 <text:s/></text:p>
          </table:table-cell>
          <table:table-cell table:style-name="ce50" office:value-type="float" office:value="13142.28750125" calcext:value-type="float">
            <text:p><text:s/>13,142 <text:s/></text:p>
          </table:table-cell>
          <table:table-cell table:style-name="ce50" office:value-type="float" office:value="5706.718" calcext:value-type="float">
            <text:p><text:s/>5,707 <text:s/></text:p>
          </table:table-cell>
          <table:table-cell table:number-columns-repeated="3" table:style-name="ce50" office:value-type="float" office:value="12126.9361906508" calcext:value-type="float">
            <text:p><text:s/>12,1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390.0768518518" calcext:value-type="float">
            <text:p><text:s/>32,390 <text:s/></text:p>
          </table:table-cell>
          <table:table-cell table:style-name="ce50" office:value-type="float" office:value="4298.495" calcext:value-type="float">
            <text:p><text:s/>4,298 <text:s/></text:p>
          </table:table-cell>
          <table:table-cell table:style-name="ce50" office:value-type="float" office:value="38934.017" calcext:value-type="float">
            <text:p><text:s/>38,9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64.363973063973" calcext:value-type="float">
            <text:p><text:s/>464 <text:s/></text:p>
          </table:table-cell>
          <table:table-cell table:style-name="ce50" office:value-type="float" office:value="277.079" calcext:value-type="float">
            <text:p><text:s/>277 <text:s/></text:p>
          </table:table-cell>
          <table:table-cell table:style-name="ce50" office:value-type="float" office:value="366.668" calcext:value-type="float">
            <text:p><text:s/>3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586.73888888889" calcext:value-type="float">
            <text:p><text:s/>1,587 <text:s/></text:p>
          </table:table-cell>
          <table:table-cell table:style-name="ce50" office:value-type="float" office:value="671.919" calcext:value-type="float">
            <text:p><text:s/>672 <text:s/></text:p>
          </table:table-cell>
          <table:table-cell table:style-name="ce50" office:value-type="float" office:value="1497.234" calcext:value-type="float">
            <text:p><text:s/>1,4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010.59570707071" calcext:value-type="float">
            <text:p><text:s/>9,011 <text:s/></text:p>
          </table:table-cell>
          <table:table-cell table:style-name="ce50" office:value-type="float" office:value="5926.776" calcext:value-type="float">
            <text:p><text:s/>5,927 <text:s/></text:p>
          </table:table-cell>
          <table:table-cell table:style-name="ce50" office:value-type="float" office:value="6625.741" calcext:value-type="float">
            <text:p><text:s/>6,626 <text:s/></text:p>
          </table:table-cell>
          <table:table-cell table:style-name="ce50" office:value-type="float" office:value="204221.039479176" calcext:value-type="float">
            <text:p><text:s/>204,221 <text:s/></text:p>
          </table:table-cell>
          <table:table-cell table:number-columns-repeated="2" table:style-name="ce50" office:value-type="float" office:value="176829.353959154" calcext:value-type="float">
            <text:p><text:s/>176,8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391.6855200217" calcext:value-type="float">
            <text:p><text:s/>27,3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245.22407407407" calcext:value-type="float">
            <text:p><text:s/>1,245 <text:s/></text:p>
          </table:table-cell>
          <table:table-cell table:style-name="ce50" office:value-type="float" office:value="734.915" calcext:value-type="float">
            <text:p><text:s/>735 <text:s/></text:p>
          </table:table-cell>
          <table:table-cell table:style-name="ce50" office:value-type="float" office:value="990.438" calcext:value-type="float">
            <text:p><text:s/>9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2795.755442823" calcext:value-type="float">
            <text:p><text:s/>112,796 <text:s/></text:p>
          </table:table-cell>
          <table:table-cell table:style-name="ce50" office:value-type="float" office:value="8483.007" calcext:value-type="float">
            <text:p><text:s/>8,483 <text:s/></text:p>
          </table:table-cell>
          <table:table-cell table:style-name="ce50" office:value-type="float" office:value="141349.94651786" calcext:value-type="float">
            <text:p><text:s/>141,350 <text:s/></text:p>
          </table:table-cell>
          <table:table-cell table:style-name="ce50" office:value-type="float" office:value="697.750469763783" calcext:value-type="float">
            <text:p><text:s/>698 <text:s/></text:p>
          </table:table-cell>
          <table:table-cell table:style-name="ce50" office:value-type="float" office:value="686.43495099045" calcext:value-type="float">
            <text:p><text:s/>6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86.43495099045" calcext:value-type="float">
            <text:p><text:s/>686 <text:s/></text:p>
          </table:table-cell>
          <table:table-cell table:style-name="ce50" office:value-type="float" office:value="11.3155187733333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8050.4014865943" calcext:value-type="float">
            <text:p><text:s/>68,050 <text:s/></text:p>
          </table:table-cell>
          <table:table-cell table:style-name="ce50" office:value-type="float" office:value="8287.007" calcext:value-type="float">
            <text:p><text:s/>8,287 <text:s/></text:p>
          </table:table-cell>
          <table:table-cell table:style-name="ce50" office:value-type="float" office:value="82460.30151786" calcext:value-type="float">
            <text:p><text:s/>82,460 <text:s/></text:p>
          </table:table-cell>
          <table:table-cell table:style-name="ce50" office:value-type="float" office:value="697.750469763783" calcext:value-type="float">
            <text:p><text:s/>698 <text:s/></text:p>
          </table:table-cell>
          <table:table-cell table:style-name="ce50" office:value-type="float" office:value="686.43495099045" calcext:value-type="float">
            <text:p><text:s/>6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86.43495099045" calcext:value-type="float">
            <text:p><text:s/>686 <text:s/></text:p>
          </table:table-cell>
          <table:table-cell table:style-name="ce50" office:value-type="float" office:value="11.3155187733333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9070.1981481481" calcext:value-type="float">
            <text:p>( 19,070 <text:s/>)</text:p>
          </table:table-cell>
          <table:table-cell table:style-name="ce53" office:value-type="float" office:value="1869.007" calcext:value-type="float">
            <text:p>( 1,869 <text:s/>)</text:p>
          </table:table-cell>
          <table:table-cell table:style-name="ce53" office:value-type="float" office:value="23511.322" calcext:value-type="float">
            <text:p>( 23,511 <text:s/>)</text:p>
          </table:table-cell>
          <table:table-cell table:style-name="ce53" office:value-type="float" office:value="11.3155187733333" calcext:value-type="float">
            <text:p>( 1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.3155187733333" calcext:value-type="float">
            <text:p>( 1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6332.3918906347" calcext:value-type="float">
            <text:p>( 46,332 <text:s/>)</text:p>
          </table:table-cell>
          <table:table-cell table:style-name="ce53" office:value-type="float" office:value="2486" calcext:value-type="float">
            <text:p>( 2,486 <text:s/>)</text:p>
          </table:table-cell>
          <table:table-cell table:style-name="ce53" office:value-type="float" office:value="58948.97951786" calcext:value-type="float">
            <text:p>( 58,949 <text:s/>)</text:p>
          </table:table-cell>
          <table:table-cell table:number-columns-repeated="2" table:style-name="ce53" office:value-type="float" office:value="686.43495099045" calcext:value-type="float">
            <text:p>( 68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686.43495099045" calcext:value-type="float">
            <text:p>( 68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647.81144781145" calcext:value-type="float">
            <text:p>( 2,648 <text:s/>)</text:p>
          </table:table-cell>
          <table:table-cell table:style-name="ce53" office:value-type="float" office:value="3932" calcext:value-type="float">
            <text:p>( 3,93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35.774410774411" calcext:value-type="float">
            <text:p><text:s/>236 <text:s/></text:p>
          </table:table-cell>
          <table:table-cell table:style-name="ce50" office:value-type="float" office:value="196" calcext:value-type="float">
            <text:p><text:s/>196 <text:s/></text:p>
          </table:table-cell>
          <table:table-cell table:style-name="ce50" office:value-type="float" office:value="137" calcext:value-type="float">
            <text:p><text:s/>1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4509.5795454545" calcext:value-type="float">
            <text:p><text:s/>44,5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752.645" calcext:value-type="float">
            <text:p><text:s/>58,7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343.91085858586" calcext:value-type="float">
            <text:p><text:s/>4,344 <text:s/></text:p>
          </table:table-cell>
          <table:table-cell table:style-name="ce50" office:value-type="float" office:value="2820.606" calcext:value-type="float">
            <text:p><text:s/>2,821 <text:s/></text:p>
          </table:table-cell>
          <table:table-cell table:style-name="ce50" office:value-type="float" office:value="3226.757" calcext:value-type="float">
            <text:p><text:s/>3,2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668.514141414141" calcext:value-type="float">
            <text:p><text:s/>669 <text:s/></text:p>
          </table:table-cell>
          <table:table-cell table:style-name="ce50" office:value-type="float" office:value="346.35" calcext:value-type="float">
            <text:p><text:s/>346 <text:s/></text:p>
          </table:table-cell>
          <table:table-cell table:style-name="ce50" office:value-type="float" office:value="574.572" calcext:value-type="float">
            <text:p><text:s/>5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356.1164141414" calcext:value-type="float">
            <text:p><text:s/>10,356 <text:s/></text:p>
          </table:table-cell>
          <table:table-cell table:style-name="ce54" office:value-type="float" office:value="1379.577" calcext:value-type="float">
            <text:p><text:s/>1,380 <text:s/></text:p>
          </table:table-cell>
          <table:table-cell table:style-name="ce54" office:value-type="float" office:value="12443.783" calcext:value-type="float">
            <text:p><text:s/>12,44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9106.896127946" calcext:value-type="float">
            <text:p><text:s/>179,107 <text:s/></text:p>
          </table:table-cell>
          <table:table-cell table:style-name="ce50" office:value-type="float" office:value="184951.666" calcext:value-type="float">
            <text:p><text:s/>184,952 <text:s/></text:p>
          </table:table-cell>
          <table:table-cell table:style-name="ce50" office:value-type="float" office:value="72019.622" calcext:value-type="float">
            <text:p><text:s/>72,0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519.645033670034" calcext:value-type="float">
            <text:p><text:s/>520 <text:s/></text:p>
          </table:table-cell>
          <table:table-cell table:style-name="ce50" office:value-type="float" office:value="221.666" calcext:value-type="float">
            <text:p><text:s/>222 <text:s/></text:p>
          </table:table-cell>
          <table:table-cell table:style-name="ce50" office:value-type="float" office:value="488.895" calcext:value-type="float">
            <text:p><text:s/>4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8587.251094276" calcext:value-type="float">
            <text:p><text:s/>178,587 <text:s/></text:p>
          </table:table-cell>
          <table:table-cell table:style-name="ce50" office:value-type="float" office:value="184730" calcext:value-type="float">
            <text:p><text:s/>184,730 <text:s/></text:p>
          </table:table-cell>
          <table:table-cell table:style-name="ce50" office:value-type="float" office:value="71530.727" calcext:value-type="float">
            <text:p><text:s/>71,5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7938.7705387205" calcext:value-type="float">
            <text:p>( 57,939 <text:s/>)</text:p>
          </table:table-cell>
          <table:table-cell table:style-name="ce53" office:value-type="float" office:value="85463" calcext:value-type="float">
            <text:p>( 85,463 <text:s/>)</text:p>
          </table:table-cell>
          <table:table-cell table:style-name="ce53" office:value-type="float" office:value="512.066" calcext:value-type="float">
            <text:p>( 51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2616.7465488216" calcext:value-type="float">
            <text:p>( 42,617 <text:s/>)</text:p>
          </table:table-cell>
          <table:table-cell table:style-name="ce55" office:value-type="float" office:value="36167" calcext:value-type="float">
            <text:p>( 36,167 <text:s/>)</text:p>
          </table:table-cell>
          <table:table-cell table:style-name="ce55" office:value-type="float" office:value="24105.661" calcext:value-type="float">
            <text:p>( 24,106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8552.82037037" calcext:value-type="float">
            <text:p><text:s/>218,553 <text:s/></text:p>
          </table:table-cell>
          <table:table-cell table:style-name="ce50" office:value-type="float" office:value="12860.218" calcext:value-type="float">
            <text:p><text:s/>12,860 <text:s/></text:p>
          </table:table-cell>
          <table:table-cell table:style-name="ce50" office:value-type="float" office:value="277058.418" calcext:value-type="float">
            <text:p><text:s/>277,0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9516.830555556" calcext:value-type="float">
            <text:p><text:s/>199,517 <text:s/></text:p>
          </table:table-cell>
          <table:table-cell table:style-name="ce50" office:value-type="float" office:value="6115.218" calcext:value-type="float">
            <text:p><text:s/>6,115 <text:s/></text:p>
          </table:table-cell>
          <table:table-cell table:style-name="ce50" office:value-type="float" office:value="257926.467" calcext:value-type="float">
            <text:p><text:s/>257,9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9035.9898148148" calcext:value-type="float">
            <text:p><text:s/>19,036 <text:s/></text:p>
          </table:table-cell>
          <table:table-cell table:style-name="ce50" office:value-type="float" office:value="6745" calcext:value-type="float">
            <text:p><text:s/>6,745 <text:s/></text:p>
          </table:table-cell>
          <table:table-cell table:style-name="ce50" office:value-type="float" office:value="19131.951" calcext:value-type="float">
            <text:p><text:s/>19,1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1912.7057239057" calcext:value-type="float">
            <text:p>( 11,913 <text:s/>)</text:p>
          </table:table-cell>
          <table:table-cell table:style-name="ce53" office:value-type="float" office:value="1246" calcext:value-type="float">
            <text:p>( 1,246 <text:s/>)</text:p>
          </table:table-cell>
          <table:table-cell table:style-name="ce53" office:value-type="float" office:value="14617.216" calcext:value-type="float">
            <text:p>( 14,61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5781.0957912458" calcext:value-type="float">
            <text:p><text:s/>35,781 <text:s/></text:p>
          </table:table-cell>
          <table:table-cell table:style-name="ce50" office:value-type="float" office:value="9857.777" calcext:value-type="float">
            <text:p><text:s/>9,858 <text:s/></text:p>
          </table:table-cell>
          <table:table-cell table:style-name="ce50" office:value-type="float" office:value="38468.578" calcext:value-type="float">
            <text:p><text:s/>38,4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615.32668350168" calcext:value-type="float">
            <text:p><text:s/>4,615 <text:s/></text:p>
          </table:table-cell>
          <table:table-cell table:style-name="ce54" office:value-type="float" office:value="4754.761" calcext:value-type="float">
            <text:p><text:s/>4,755 <text:s/></text:p>
          </table:table-cell>
          <table:table-cell table:style-name="ce54" office:value-type="float" office:value="1865.777" calcext:value-type="float">
            <text:p><text:s/>1,866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86344.9334175084" calcext:value-type="float">
            <text:p><text:s/>86,345 <text:s/></text:p>
          </table:table-cell>
          <table:table-cell table:style-name="ce50" office:value-type="float" office:value="86807.654" calcext:value-type="float">
            <text:p><text:s/>86,808 <text:s/></text:p>
          </table:table-cell>
          <table:table-cell table:style-name="ce50" office:value-type="float" office:value="36812.953" calcext:value-type="float">
            <text:p><text:s/>36,8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4347.24957912458" calcext:value-type="float">
            <text:p>( 4,347 <text:s/>)</text:p>
          </table:table-cell>
          <table:table-cell table:style-name="ce53" office:value-type="float" office:value="3774.389" calcext:value-type="float">
            <text:p>( 3,774 <text:s/>)</text:p>
          </table:table-cell>
          <table:table-cell table:style-name="ce53" office:value-type="float" office:value="2383.357" calcext:value-type="float">
            <text:p>( 2,38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734.1297138047" calcext:value-type="float">
            <text:p><text:s/>14,734 <text:s/></text:p>
          </table:table-cell>
          <table:table-cell table:style-name="ce50" office:value-type="float" office:value="12714.64" calcext:value-type="float">
            <text:p><text:s/>12,715 <text:s/></text:p>
          </table:table-cell>
          <table:table-cell table:style-name="ce50" office:value-type="float" office:value="8147.149" calcext:value-type="float">
            <text:p><text:s/>8,1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9827.84124579125" calcext:value-type="float">
            <text:p><text:s/>9,828 <text:s/></text:p>
          </table:table-cell>
          <table:table-cell table:style-name="ce50" office:value-type="float" office:value="428" calcext:value-type="float">
            <text:p><text:s/>428 <text:s/></text:p>
          </table:table-cell>
          <table:table-cell table:style-name="ce50" office:value-type="float" office:value="12592.306" calcext:value-type="float">
            <text:p><text:s/>12,5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984.576311242" calcext:value-type="float">
            <text:p><text:s/>276,985 <text:s/></text:p>
          </table:table-cell>
          <table:table-cell table:style-name="ce50" office:value-type="float" office:value="3115.4652" calcext:value-type="float">
            <text:p><text:s/>3,1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15.4652" calcext:value-type="float">
            <text:p><text:s/>3,115 <text:s/></text:p>
          </table:table-cell>
          <table:table-cell table:style-name="ce50" office:value-type="float" office:value="273869.111111242" calcext:value-type="float">
            <text:p><text:s/>273,8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2259.09856902357" calcext:value-type="float">
            <text:p><text:s/>2,259 <text:s/></text:p>
          </table:table-cell>
          <table:table-cell table:style-name="ce51" office:value-type="float" office:value="1204.28" calcext:value-type="float">
            <text:p><text:s/>1,204 <text:s/></text:p>
          </table:table-cell>
          <table:table-cell table:style-name="ce51" office:value-type="float" office:value="1911.539" calcext:value-type="float">
            <text:p><text:s/>1,91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67960.446801347" calcext:value-type="float">
            <text:p><text:s/>267,960 <text:s/></text:p>
          </table:table-cell>
          <table:table-cell table:style-name="ce50" office:value-type="float" office:value="235335.971" calcext:value-type="float">
            <text:p><text:s/>235,336 <text:s/></text:p>
          </table:table-cell>
          <table:table-cell table:style-name="ce50" office:value-type="float" office:value="144520.26" calcext:value-type="float">
            <text:p><text:s/>144,5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35677.681228956" calcext:value-type="float">
            <text:p><text:s/>235,678 <text:s/></text:p>
          </table:table-cell>
          <table:table-cell table:style-name="ce50" office:value-type="float" office:value="197556.739" calcext:value-type="float">
            <text:p><text:s/>197,557 <text:s/></text:p>
          </table:table-cell>
          <table:table-cell table:style-name="ce50" office:value-type="float" office:value="135488.549" calcext:value-type="float">
            <text:p><text:s/>135,4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47.672727272727" calcext:value-type="float">
            <text:p><text:s/>448 <text:s/></text:p>
          </table:table-cell>
          <table:table-cell table:style-name="ce50" office:value-type="float" office:value="643.653" calcext:value-type="float">
            <text:p><text:s/>644 <text:s/></text:p>
          </table:table-cell>
          <table:table-cell table:style-name="ce50" office:value-type="float" office:value="18.792" calcext:value-type="float">
            <text:p><text:s/>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19692.9689393939" calcext:value-type="float">
            <text:p><text:s/>19,693 <text:s/></text:p>
          </table:table-cell>
          <table:table-cell table:style-name="ce50" office:value-type="float" office:value="20960.793" calcext:value-type="float">
            <text:p><text:s/>20,961 <text:s/></text:p>
          </table:table-cell>
          <table:table-cell table:style-name="ce50" office:value-type="float" office:value="7362.903" calcext:value-type="float">
            <text:p><text:s/>7,3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8407.82087542087" calcext:value-type="float">
            <text:p><text:s/>8,408 <text:s/></text:p>
          </table:table-cell>
          <table:table-cell table:style-name="ce50" office:value-type="float" office:value="10632.721" calcext:value-type="float">
            <text:p><text:s/>10,633 <text:s/></text:p>
          </table:table-cell>
          <table:table-cell table:style-name="ce50" office:value-type="float" office:value="1647.016" calcext:value-type="float">
            <text:p><text:s/>1,6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734.30303030303" calcext:value-type="float">
            <text:p><text:s/>3,734 <text:s/></text:p>
          </table:table-cell>
          <table:table-cell table:style-name="ce51" office:value-type="float" office:value="5542.065" calcext:value-type="float">
            <text:p><text:s/>5,542 <text:s/></text:p>
          </table:table-cell>
          <table:table-cell table:style-name="ce51" office:value-type="float" office:value="3" calcext:value-type="float">
            <text:p><text:s/>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19997.217424242" calcext:value-type="float">
            <text:p><text:s/>619,997 <text:s/></text:p>
          </table:table-cell>
          <table:table-cell table:style-name="ce52" office:value-type="float" office:value="776727.18" calcext:value-type="float">
            <text:p><text:s/>776,727 <text:s/></text:p>
          </table:table-cell>
          <table:table-cell table:style-name="ce52" office:value-type="float" office:value="127972.167" calcext:value-type="float">
            <text:p><text:s/>127,97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5032894.753914" calcext:value-type="float">
            <text:p><text:s/>45,032,895 <text:s/></text:p>
          </table:table-cell>
          <table:table-cell table:style-name="ce57" office:value-type="float" office:value="18041" calcext:value-type="float">
            <text:p><text:s/>18,041 <text:s/></text:p>
          </table:table-cell>
          <table:table-cell table:style-name="ce57" office:value-type="float" office:value="45014853.753914" calcext:value-type="float">
            <text:p><text:s/>45,014,854 <text:s/></text:p>
          </table:table-cell>
          <table:table-cell table:style-name="ce57" office:value-type="float" office:value="3465556.274398" calcext:value-type="float">
            <text:p><text:s/>3,465,556 <text:s/></text:p>
          </table:table-cell>
          <table:table-cell table:style-name="ce57" office:value-type="float" office:value="302267.536429" calcext:value-type="float">
            <text:p><text:s/>302,268 <text:s/></text:p>
          </table:table-cell>
          <table:table-cell table:style-name="ce57" office:value-type="float" office:value="246868.194289" calcext:value-type="float">
            <text:p><text:s/>246,8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399.34214" calcext:value-type="float">
            <text:p><text:s/>55,399 <text:s/></text:p>
          </table:table-cell>
          <table:table-cell table:style-name="ce57" office:value-type="float" office:value="3163288.737969" calcext:value-type="float">
            <text:p><text:s/>3,163,28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4278477.855" calcext:value-type="float">
            <text:p><text:s/>44,278,47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4278477.855" calcext:value-type="float">
            <text:p><text:s/>44,278,47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879.854026" calcext:value-type="float">
            <text:p><text:s/>74,88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74879.854026" calcext:value-type="float">
            <text:p><text:s/>74,88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54416.898914" calcext:value-type="float">
            <text:p><text:s/>754,417 <text:s/></text:p>
          </table:table-cell>
          <table:table-cell table:style-name="ce57" office:value-type="float" office:value="18041" calcext:value-type="float">
            <text:p><text:s/>18,041 <text:s/></text:p>
          </table:table-cell>
          <table:table-cell table:style-name="ce57" office:value-type="float" office:value="736375.898914" calcext:value-type="float">
            <text:p><text:s/>736,376 <text:s/></text:p>
          </table:table-cell>
          <table:table-cell table:style-name="ce57" office:value-type="float" office:value="3390676.420372" calcext:value-type="float">
            <text:p><text:s/>3,390,676 <text:s/></text:p>
          </table:table-cell>
          <table:table-cell table:style-name="ce57" office:value-type="float" office:value="302267.536429" calcext:value-type="float">
            <text:p><text:s/>302,268 <text:s/></text:p>
          </table:table-cell>
          <table:table-cell table:style-name="ce57" office:value-type="float" office:value="246868.194289" calcext:value-type="float">
            <text:p><text:s/>246,8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399.34214" calcext:value-type="float">
            <text:p><text:s/>55,399 <text:s/></text:p>
          </table:table-cell>
          <table:table-cell table:style-name="ce57" office:value-type="float" office:value="3088408.883943" calcext:value-type="float">
            <text:p><text:s/>3,088,40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4970.989152" calcext:value-type="float">
            <text:p><text:s/>124,97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24970.989152" calcext:value-type="float">
            <text:p><text:s/>124,971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4970.989152" calcext:value-type="float">
            <text:p><text:s/>124,97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24970.989152" calcext:value-type="float">
            <text:p><text:s/>124,971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417549.905" calcext:value-type="float">
            <text:p><text:s/>4,417,55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180" calcext:value-type="float">
            <text:p><text:s/>2,180 <text:s/></text:p>
          </table:table-cell>
          <table:table-cell table:style-name="ce49" office:value-type="float" office:value="439534.507" calcext:value-type="float">
            <text:p><text:s/>439,535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0539160" calcext:value-type="float">
            <text:p><text:s/>40,539,1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0539160" calcext:value-type="float">
            <text:p><text:s/>40,539,160 <text:s/></text:p>
          </table:table-cell>
          <table:table-cell table:style-name="ce51" office:value-type="float" office:value="4417549.905" calcext:value-type="float">
            <text:p><text:s/>4,417,55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180" calcext:value-type="float">
            <text:p><text:s/>2,180 <text:s/></text:p>
          </table:table-cell>
          <table:table-cell table:style-name="ce51" office:value-type="float" office:value="439534.507" calcext:value-type="float">
            <text:p><text:s/>439,53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3749.06" calcext:value-type="float">
            <text:p><text:s/>43,74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539160" calcext:value-type="float">
            <text:p><text:s/>40,539,160 <text:s/></text:p>
          </table:table-cell>
          <table:table-cell table:style-name="ce50" office:value-type="float" office:value="8350251.165" calcext:value-type="float">
            <text:p><text:s/>8,350,2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0" calcext:value-type="float">
            <text:p><text:s/>2,180 <text:s/></text:p>
          </table:table-cell>
          <table:table-cell table:style-name="ce50" office:value-type="float" office:value="439534.507" calcext:value-type="float">
            <text:p><text:s/>439,5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0539160" calcext:value-type="float">
            <text:p><text:s/>40,539,160 <text:s/></text:p>
          </table:table-cell>
          <table:table-cell table:style-name="ce50" office:value-type="float" office:value="8350251.165" calcext:value-type="float">
            <text:p><text:s/>8,350,2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9364.928" calcext:value-type="float">
            <text:p><text:s/>429,3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0" calcext:value-type="float">
            <text:p><text:s/>2,180 <text:s/></text:p>
          </table:table-cell>
          <table:table-cell table:style-name="ce50" office:value-type="float" office:value="10169.579" calcext:value-type="float">
            <text:p><text:s/>10,1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32701.26" calcext:value-type="float">
            <text:p><text:s/>3,932,7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116583.981" calcext:value-type="float">
            <text:p><text:s/>243,116,58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32701.26" calcext:value-type="float">
            <text:p><text:s/>3,932,7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116583.981" calcext:value-type="float">
            <text:p><text:s/>243,116,584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767382.346" calcext:value-type="float">
            <text:p><text:s/>20,767,38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15.593" calcext:value-type="float">
            <text:p><text:s/>1,5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632.639" calcext:value-type="float">
            <text:p><text:s/>66,63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0905.488" calcext:value-type="float">
            <text:p><text:s/>3,580,90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29628.882" calcext:value-type="float">
            <text:p><text:s/>9,829,62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49131" calcext:value-type="float">
            <text:p><text:s/>4,449,13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17346.769" calcext:value-type="float">
            <text:p><text:s/>2,117,34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722221.975" calcext:value-type="float">
            <text:p><text:s/>722,22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590149.2" calcext:value-type="float">
            <text:p><text:s/>9,590,14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2715303.375" calcext:value-type="float">
            <text:p><text:s/>212,715,30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2715303.375" calcext:value-type="float">
            <text:p><text:s/>212,715,3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418581.014" calcext:value-type="float">
            <text:p><text:s/>120,418,5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7747.689" calcext:value-type="float">
            <text:p><text:s/>357,7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81643.133" calcext:value-type="float">
            <text:p><text:s/>3,481,6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59084.846" calcext:value-type="float">
            <text:p><text:s/>6,859,0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987.061" calcext:value-type="float">
            <text:p><text:s/>274,9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5668.167" calcext:value-type="float">
            <text:p><text:s/>465,6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8157.638" calcext:value-type="float">
            <text:p><text:s/>3,658,1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7453.028" calcext:value-type="float">
            <text:p><text:s/>537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513935.866" calcext:value-type="float">
            <text:p><text:s/>29,513,9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39873.678" calcext:value-type="float">
            <text:p><text:s/>19,739,8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6126.049" calcext:value-type="float">
            <text:p>( 56,12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916912.153" calcext:value-type="float">
            <text:p>( 17,916,91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02138.977" calcext:value-type="float">
            <text:p><text:s/>6,602,1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05071.692" calcext:value-type="float">
            <text:p><text:s/>2,805,07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66851.519" calcext:value-type="float">
            <text:p><text:s/>366,8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4326.65" calcext:value-type="float">
            <text:p><text:s/>2,744,3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7979.425" calcext:value-type="float">
            <text:p><text:s/>987,97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599145.426" calcext:value-type="float">
            <text:p><text:s/>4,599,1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40622.657" calcext:value-type="float">
            <text:p><text:s/>5,240,6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1901.912" calcext:value-type="float">
            <text:p><text:s/>2,231,9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08720.745" calcext:value-type="float">
            <text:p><text:s/>3,008,7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26162.722" calcext:value-type="float">
            <text:p>( 426,163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842565.769" calcext:value-type="float">
            <text:p>( 1,842,56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43053.197" calcext:value-type="float">
            <text:p><text:s/>15,343,0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30651.164" calcext:value-type="float">
            <text:p><text:s/>14,230,6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2402.033" calcext:value-type="float">
            <text:p><text:s/>1,112,4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76673.758" calcext:value-type="float">
            <text:p>( 576,67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54367.951" calcext:value-type="float">
            <text:p><text:s/>6,054,36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753224.582" calcext:value-type="float">
            <text:p><text:s/>1,753,2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352073.662" calcext:value-type="float">
            <text:p><text:s/>31,352,0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1332449.26" calcext:value-type="float">
            <text:p>( 21,332,44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4650.579" calcext:value-type="float">
            <text:p><text:s/>2,264,6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5203.622" calcext:value-type="float">
            <text:p><text:s/>1,065,2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5571.025" calcext:value-type="float">
            <text:p><text:s/>885,5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4310.604" calcext:value-type="float">
            <text:p><text:s/>2,404,3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5374.206" calcext:value-type="float">
            <text:p><text:s/>575,37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3294.442" calcext:value-type="float">
            <text:p><text:s/>873,2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0678.241" calcext:value-type="float">
            <text:p><text:s/>830,6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616.201" calcext:value-type="float">
            <text:p><text:s/>42,6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19553.013" calcext:value-type="float">
            <text:p><text:s/>2,619,5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9350.222" calcext:value-type="float">
            <text:p><text:s/>1,599,35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20202.791" calcext:value-type="float">
            <text:p><text:s/>1,020,2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680734.125" calcext:value-type="float">
            <text:p><text:s/>45,680,7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02274.725" calcext:value-type="float">
            <text:p><text:s/>6,302,2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73936.114" calcext:value-type="float">
            <text:p><text:s/>2,573,9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6376.885" calcext:value-type="float">
            <text:p><text:s/>1,126,3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1912.114" calcext:value-type="float">
            <text:p><text:s/>711,9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2298.556" calcext:value-type="float">
            <text:p><text:s/>1,462,2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8351.424" calcext:value-type="float">
            <text:p><text:s/>1,148,3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0237.047" calcext:value-type="float">
            <text:p><text:s/>1,030,2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87449.438" calcext:value-type="float">
            <text:p><text:s/>8,387,4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9779.754" calcext:value-type="float">
            <text:p><text:s/>5,229,78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708118.068" calcext:value-type="float">
            <text:p><text:s/>17,708,118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3123140.781" calcext:value-type="float">
            <text:p><text:s/>43,123,1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0539160" calcext:value-type="float">
            <text:p><text:s/>40,539,160 <text:s/></text:p>
          </table:table-cell>
          <table:table-cell table:style-name="ce57" office:value-type="float" office:value="8350251.165" calcext:value-type="float">
            <text:p><text:s/>8,350,2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80" calcext:value-type="float">
            <text:p><text:s/>2,180 <text:s/></text:p>
          </table:table-cell>
          <table:table-cell table:style-name="ce57" office:value-type="float" office:value="439534.507" calcext:value-type="float">
            <text:p><text:s/>439,53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0539160" calcext:value-type="float">
            <text:p><text:s/>40,539,160 <text:s/></text:p>
          </table:table-cell>
          <table:table-cell table:style-name="ce57" office:value-type="float" office:value="8350251.165" calcext:value-type="float">
            <text:p><text:s/>8,350,25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429364.928" calcext:value-type="float">
            <text:p><text:s/>429,36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180" calcext:value-type="float">
            <text:p><text:s/>2,180 <text:s/></text:p>
          </table:table-cell>
          <table:table-cell table:style-name="ce57" office:value-type="float" office:value="10169.579" calcext:value-type="float">
            <text:p><text:s/>10,17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5478" calcext:value-type="float">
            <text:p><text:s/>105,47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5478" calcext:value-type="float">
            <text:p><text:s/>105,47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58217" calcext:value-type="float">
            <text:p><text:s/>23,758,217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58217" calcext:value-type="float">
            <text:p><text:s/>23,758,217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87080.1" calcext:value-type="float">
            <text:p><text:s/>6,387,080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87080.1" calcext:value-type="float">
            <text:p><text:s/>6,387,080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5478" calcext:value-type="float">
            <text:p><text:s/>105,478 <text:s/></text:p>
          </table:table-cell>
          <table:table-cell table:style-name="ce52" office:value-type="float" office:value="17371136.9" calcext:value-type="float">
            <text:p><text:s/>17,371,13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5478" calcext:value-type="float">
            <text:p><text:s/>105,478 <text:s/></text:p>
          </table:table-cell>
          <table:table-cell table:style-name="ce52" office:value-type="float" office:value="17371136.9" calcext:value-type="float">
            <text:p><text:s/>17,371,13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71136.9" calcext:value-type="float">
            <text:p><text:s/>17,371,13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9598" calcext:value-type="float">
            <text:p><text:s/>279,598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3547.666666667" calcext:value-type="float">
            <text:p><text:s/>573,548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874.333333333" calcext:value-type="float">
            <text:p><text:s/>216,874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83213.85" calcext:value-type="float">
            <text:p><text:s/>15,683,214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83213.85" calcext:value-type="float">
            <text:p><text:s/>15,683,214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3897.29" calcext:value-type="float">
            <text:p>( 73,897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609316.56" calcext:value-type="float">
            <text:p>( 15,609,317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054.05" calcext:value-type="float">
            <text:p><text:s/>41,054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632.43" calcext:value-type="float">
            <text:p><text:s/>24,632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421.62" calcext:value-type="float">
            <text:p><text:s/>16,422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421.62" calcext:value-type="float">
            <text:p>( 16,422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849" calcext:value-type="float">
            <text:p><text:s/>576,849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76849" calcext:value-type="float">
            <text:p>( 576,849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164.34" calcext:value-type="float">
            <text:p><text:s/>3,16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164.34" calcext:value-type="float">
            <text:p><text:s/>3,16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2313.66" calcext:value-type="float">
            <text:p><text:s/>102,31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